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3.784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2.8409in"/>
    </style:style>
    <style:style style:name="co9" style:family="table-column">
      <style:table-column-properties fo:break-before="auto" style:column-width="3.3874in"/>
    </style:style>
    <style:style style:name="co10" style:family="table-column">
      <style:table-column-properties fo:break-before="auto" style:column-width="2.9807in"/>
    </style:style>
    <style:style style:name="co11" style:family="table-column">
      <style:table-column-properties fo:break-before="auto" style:column-width="3.0874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2.7799in"/>
    </style:style>
    <style:style style:name="co14" style:family="table-column">
      <style:table-column-properties fo:break-before="auto" style:column-width="2.4445in"/>
    </style:style>
    <style:style style:name="co15" style:family="table-column">
      <style:table-column-properties fo:break-before="auto" style:column-width="1.9299in"/>
    </style:style>
    <style:style style:name="co16" style:family="table-column">
      <style:table-column-properties fo:break-before="auto" style:column-width="3.3307in"/>
    </style:style>
    <style:style style:name="co17" style:family="table-column">
      <style:table-column-properties fo:break-before="auto" style:column-width="4.7744in"/>
    </style:style>
    <style:style style:name="co18" style:family="table-column">
      <style:table-column-properties fo:break-before="auto" style:column-width="4.6173in"/>
    </style:style>
    <style:style style:name="co19" style:family="table-column">
      <style:table-column-properties fo:break-before="auto" style:column-width="4.9319in"/>
    </style:style>
    <style:style style:name="co20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O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MI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omisw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h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force</text:p>
          </table:table-cell>
        </table:table-row>
      </table:table>
      <table:table table:name="attribu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MM 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MM Reset</text:p>
          </table:table-cell>
        </table:table-row>
      </table:table>
      <table:table table:name="attributes_value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fa Syste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tr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edio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usement Vis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rativa Jap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pres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SN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ole Softwa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 / Gult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eston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ss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 Bandai Gam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Dimp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IG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Mo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fis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btle Sty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i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kumi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m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angle Servi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-Moon / Eco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 / Taito / Mahjong Kob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w Entertain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Driv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inner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Trackbal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Keyboard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Mahjo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g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rizontal / Yok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tical / T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at-'Em-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sin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hjo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zzl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hyth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-’Em-’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Green (Suitable For All Ag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Yellow (Animated Violence Mild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Red (Animated Violence Strong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ther - NR (Not R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56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24MB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</table:table-row>
      </table:table>
      <table:table table:name="gam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 Wheeler (Deluxe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Wheeler (Standard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line Pilots</text:p>
          </table:table-cell>
          <table:table-cell office:value-type="string" calcext:value-type="string">
            <text:p>alpilota</text:p>
          </table:table-cell>
          <table:table-cell office:value-type="string" calcext:value-type="string">
            <text:p>AIRLINE PILOTS IN JAPAN</text:p>
          </table:table-cell>
          <table:table-cell office:value-type="string" calcext:value-type="string">
            <text:p>BAE0</text:p>
          </table:table-cell>
          <table:table-cell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atsuki Blitz kampf Auf Asche</text:p>
          </table:table-cell>
          <table:table-cell office:value-type="string" calcext:value-type="string">
            <text:p>ausfache</text:p>
          </table:table-cell>
          <table:table-cell office:value-type="string" calcext:value-type="string">
            <text:p>AKATSUKI BK AUSF. ACHSE</text:p>
          </table:table-cell>
          <table:table-cell office:value-type="string" calcext:value-type="string">
            <text:p>BQF0</text:p>
          </table:table-cell>
          <table:table-cell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alienfnt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BCQ0</text:p>
          </table:table-cell>
          <table:table-cell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Basket (Atomiswave CV)</text:p>
          </table:table-cell>
          <table:table-cell office:value-type="string" calcext:value-type="string">
            <text:p>anmlbskt</text:p>
          </table:table-cell>
          <table:table-cell office:value-type="string" calcext:value-type="string">
            <text:p>BASKETS</text:p>
          </table:table-cell>
          <table:table-cell office:value-type="string" calcext:value-type="string">
            <text:p>AW16</text:p>
          </table:table-cell>
          <table:table-cell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 Basket</text:p>
          </table:table-cell>
          <table:table-cell office:value-type="string" calcext:value-type="string">
            <text:p>anmlbsk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umanga Daioh Puzzle Bobble</text:p>
          </table:table-cell>
          <table:table-cell office:value-type="string" calcext:value-type="string">
            <text:p>azumanga</text:p>
          </table:table-cell>
          <table:table-cell office:value-type="string" calcext:value-type="string">
            <text:p>AZUMANGA PB VER1.000</text:p>
          </table:table-cell>
          <table:table-cell office:value-type="string" calcext:value-type="string">
            <text:p>BFR0</text:p>
          </table:table-cell>
          <table:table-cell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ch Spikers</text:p>
          </table:table-cell>
          <table:table-cell office:value-type="string" calcext:value-type="string">
            <text:p>beachspi</text:p>
          </table:table-cell>
          <table:table-cell office:value-type="string" calcext:value-type="string">
            <text:p>BEACH SPIKERS JAPAN</text:p>
          </table:table-cell>
          <table:table-cell office:value-type="string" calcext:value-type="string">
            <text:p>BDR</text:p>
          </table:table-cell>
          <table:table-cell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drdown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GH0</text:p>
          </table:table-cell>
          <table:table-cell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ing Casino</text:p>
          </table:table-cell>
          <table:table-cell office:value-type="string" calcext:value-type="string">
            <text:p>moeru</text:p>
          </table:table-cell>
          <table:table-cell office:value-type="string" calcext:value-type="string">
            <text:p>THE MOERU CASINYO</text:p>
          </table:table-cell>
          <table:table-cell office:value-type="string" calcext:value-type="string">
            <text:p>BEU</text:p>
          </table:table-cell>
          <table:table-cell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n Spike</text:p>
          </table:table-cell>
          <table:table-cell office:value-type="string" calcext:value-type="string">
            <text:p>cspike</text:p>
          </table:table-cell>
          <table:table-cell office:value-type="string" calcext:value-type="string">
            <text:p>GUN SPIKE</text:p>
          </table:table-cell>
          <table:table-cell office:value-type="string" calcext:value-type="string">
            <text:p>BBU0</text:p>
          </table:table-cell>
          <table:table-cell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<text:s/>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 Pro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PRO <text:s/>JAPAN</text:p>
          </table:table-cell>
          <table:table-cell office:value-type="string" calcext:value-type="string">
            <text:p>BDQ0</text:p>
          </table:table-cell>
          <table:table-cell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ark of the Millenium 2001</text:p>
          </table:table-cell>
          <table:table-cell office:value-type="string" calcext:value-type="string">
            <text:p>cvs2gd</text:p>
          </table:table-cell>
          <table:table-cell office:value-type="string" calcext:value-type="string">
            <text:p>CAPCOM VS SNK 2 <text:s/>JAPAN</text:p>
          </table:table-cell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illionaire Fighting 2001</text:p>
          </table:table-cell>
          <table:table-cell office:value-type="string" calcext:value-type="string">
            <text:p>cvs2gd</text:p>
          </table:table-cell>
          <table:table-cell/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Field</text:p>
          </table:table-cell>
          <table:table-cell office:value-type="string" calcext:value-type="string">
            <text:p>cfield</text:p>
          </table:table-cell>
          <table:table-cell office:value-type="string" calcext:value-type="string">
            <text:p>CHAOS FIELD JAPAN VERSION</text:p>
          </table:table-cell>
          <table:table-cell office:value-type="string" calcext:value-type="string">
            <text:p>BJB</text:p>
          </table:table-cell>
          <table:table-cell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cleoftp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BES</text:p>
          </table:table-cell>
          <table:table-cell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: European Session</text:p>
          </table:table-cell>
          <table:table-cell office:value-type="string" calcext:value-type="string">
            <text:p>clubkrte</text:p>
          </table:table-cell>
          <table:table-cell office:value-type="string" calcext:value-type="string">
            <text:p>CLUB KART IN JAPAN</text:p>
          </table:table-cell>
          <table:table-cell office:value-type="string" calcext:value-type="string">
            <text:p>BGD1</text:p>
          </table:table-cell>
          <table:table-cell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Cycraft</text:p>
          </table:table-cell>
          <table:table-cell office:value-type="string" calcext:value-type="string">
            <text:p>clubkrtc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Prize</text:p>
          </table:table-cell>
          <table:table-cell office:value-type="string" calcext:value-type="string">
            <text:p>clubkrtp</text:p>
          </table:table-cell>
          <table:table-cell office:value-type="string" calcext:value-type="string">
            <text:p>CLUB KART IN JAPAN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tial Mission</text:p>
          </table:table-cell>
          <table:table-cell office:value-type="string" calcext:value-type="string">
            <text:p>confmiss</text:p>
          </table:table-cell>
          <table:table-cell office:value-type="string" calcext:value-type="string">
            <text:p>CONFIDENTIAL MISSION ---------</text:p>
          </table:table-cell>
          <table:table-cell office:value-type="string" calcext:value-type="string">
            <text:p>BCR0</text:p>
          </table:table-cell>
          <table:table-cell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mic Smash</text:p>
          </table:table-cell>
          <table:table-cell office:value-type="string" calcext:value-type="string">
            <text:p>csmash</text:p>
          </table:table-cell>
          <table:table-cell office:value-type="string" calcext:value-type="string">
            <text:p>COSMIC SMASH IN JAPAN</text:p>
          </table:table-cell>
          <table:table-cell office:value-type="string" calcext:value-type="string">
            <text:p>BCHB</text:p>
          </table:table-cell>
          <table:table-cell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</text:p>
          </table:table-cell>
          <table:table-cell office:value-type="string" calcext:value-type="string">
            <text:p>crackndj</text:p>
          </table:table-cell>
          <table:table-cell/>
          <table:table-cell office:value-type="string" calcext:value-type="string">
            <text:p>BCG0</text:p>
          </table:table-cell>
          <table:table-cell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ckin DJ Part 2</text:p>
          </table:table-cell>
          <table:table-cell office:value-type="string" calcext:value-type="string">
            <text:p>crackndj2</text:p>
          </table:table-cell>
          <table:table-cell/>
          <table:table-cell office:value-type="string" calcext:value-type="string">
            <text:p>BDK0</text:p>
          </table:table-cell>
          <table:table-cell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crzytaxi</text:p>
          </table:table-cell>
          <table:table-cell office:value-type="string" calcext:value-type="string">
            <text:p>CRAZY TAXI --------------</text:p>
          </table:table-cell>
          <table:table-cell office:value-type="string" calcext:value-type="string">
            <text:p>BAC0</text:p>
          </table:table-cell>
          <table:table-cell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azy Taxi High Roller</text:p>
          </table:table-cell>
          <table:table-cell office:value-type="string" calcext:value-type="string">
            <text:p>crazy3</text:p>
          </table:table-cell>
          <table:table-cell/>
          <table:table-cell office:value-type="string" calcext:value-type="string">
            <text:p>SBFY</text:p>
          </table:table-cell>
          <table:table-cell/>
          <table:table-cell office:value-type="string" calcext:value-type="string">
            <text:p>d143e2777da28ee902092bd94ab969d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doa2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 Millenium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deathcox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BCM0</text:p>
          </table:table-cell>
          <table:table-cell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ish Fist <text:s/>(Atomiswave CV)</text:p>
          </table:table-cell>
          <table:table-cell office:value-type="string" calcext:value-type="string">
            <text:p>demofist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AW14</text:p>
          </table:table-cell>
          <table:table-cell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demofist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</text:p>
          </table:table-cell>
          <table:table-cell office:value-type="string" calcext:value-type="string">
            <text:p>derbyoc</text:p>
          </table:table-cell>
          <table:table-cell/>
          <table:table-cell office:value-type="string" calcext:value-type="string">
            <text:p>BAX0</text:p>
          </table:table-cell>
          <table:table-cell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2</text:p>
          </table:table-cell>
          <table:table-cell office:value-type="string" calcext:value-type="string">
            <text:p>derbyoc2</text:p>
          </table:table-cell>
          <table:table-cell/>
          <table:table-cell office:value-type="string" calcext:value-type="string">
            <text:p>BDY0</text:p>
          </table:table-cell>
          <table:table-cell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(World) Rev. D</text:p>
          </table:table-cell>
          <table:table-cell office:value-type="string" calcext:value-type="string">
            <text:p>derbyocw</text:p>
          </table:table-cell>
          <table:table-cell/>
          <table:table-cell office:value-type="string" calcext:value-type="string">
            <text:p>BEF0</text:p>
          </table:table-cell>
          <table:table-cell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y Pigskin Football (Atomiswave CV)</text:p>
          </table:table-cell>
          <table:table-cell office:value-type="string" calcext:value-type="string">
            <text:p>dirtypig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AW13</text:p>
          </table:table-cell>
          <table:table-cell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dirtypig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ki Doki Idol Star Seeker</text:p>
          </table:table-cell>
          <table:table-cell office:value-type="string" calcext:value-type="string">
            <text:p>starseek</text:p>
          </table:table-cell>
          <table:table-cell office:value-type="string" calcext:value-type="string">
            <text:p>------- STAR SEEKER ------</text:p>
          </table:table-cell>
          <table:table-cell office:value-type="string" calcext:value-type="string">
            <text:p>BDT0</text:p>
          </table:table-cell>
          <table:table-cell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phin Blue (Atomiswave CV)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AW00</text:p>
          </table:table-cell>
          <table:table-cell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dolphin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2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b5a9ec8056b545c04d3286ab8c3d7c1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 Treasure 3 Rev. A</text:p>
          </table:table-cell>
          <table:table-cell table:number-columns-repeated="2"/>
          <table:table-cell office:value-type="string" calcext:value-type="string">
            <text:p>BFD0</text:p>
          </table:table-cell>
          <table:table-cell/>
          <table:table-cell office:value-type="string" calcext:value-type="string">
            <text:p>0d67421b47367e0dc96ffc5c02e2c03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c Golf</text:p>
          </table:table-cell>
          <table:table-cell office:value-type="string" calcext:value-type="string">
            <text:p>dygolf</text:p>
          </table:table-cell>
          <table:table-cell/>
          <table:table-cell office:value-type="string" calcext:value-type="string">
            <text:p>BDJ0</text:p>
          </table:table-cell>
          <table:table-cell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Baseball</text:p>
          </table:table-cell>
          <table:table-cell office:value-type="string" calcext:value-type="string">
            <text:p>dybbnao</text:p>
          </table:table-cell>
          <table:table-cell/>
          <table:table-cell office:value-type="string" calcext:value-type="string">
            <text:p>BAA0</text:p>
          </table:table-cell>
          <table:table-cell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asndynmt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SBNY</text:p>
          </table:table-cell>
          <table:table-cell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zeal - Shooting Love 2007</text:p>
          </table:table-cell>
          <table:table-cell office:value-type="string" calcext:value-type="string">
            <text:p>sl2007</text:p>
          </table:table-cell>
          <table:table-cell office:value-type="string" calcext:value-type="string">
            <text:p>SHOOTING LOVE 2007</text:p>
          </table:table-cell>
          <table:table-cell office:value-type="string" calcext:value-type="string">
            <text:p>BPJ0</text:p>
          </table:table-cell>
          <table:table-cell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r Than Speed (Atomiswave CV)</text:p>
          </table:table-cell>
          <table:table-cell office:value-type="string" calcext:value-type="string">
            <text:p>ftspeed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AW10</text:p>
          </table:table-cell>
          <table:table-cell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ftspee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t of the North Star (Atomiswave CV)</text:p>
          </table:table-cell>
          <table:table-cell office:value-type="string" calcext:value-type="string">
            <text:p>fotns</text:p>
          </table:table-cell>
          <table:table-cell office:value-type="string" calcext:value-type="string">
            <text:p>HOKUTO NO KEN</text:p>
          </table:table-cell>
          <table:table-cell office:value-type="string" calcext:value-type="string">
            <text:p>AW15</text:p>
          </table:table-cell>
          <table:table-cell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t of the North Star</text:p>
          </table:table-cell>
          <table:table-cell office:value-type="string" calcext:value-type="string">
            <text:p>fotn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 Five (Atomiswave CV)</text:p>
          </table:table-cell>
          <table:table-cell office:value-type="string" calcext:value-type="string">
            <text:p>forfiv</text:p>
          </table:table-cell>
          <table:table-cell/>
          <table:table-cell office:value-type="string" calcext:value-type="string">
            <text:p>DDA2</text:p>
          </table:table-cell>
          <table:table-cell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ce Five</text:p>
          </table:table-cell>
          <table:table-cell office:value-type="string" calcext:value-type="string">
            <text:p>forfiv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-Zero AX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SBGG</text:p>
          </table:table-cell>
          <table:table-cell/>
          <table:table-cell office:value-type="string" calcext:value-type="string">
            <text:p>dec69ba6805a308fa486ecdb7deba86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Squad</text:p>
          </table:table-cell>
          <table:table-cell office:value-type="string" calcext:value-type="string">
            <text:p>gsquad</text:p>
          </table:table-cell>
          <table:table-cell/>
          <table:table-cell office:value-type="string" calcext:value-type="string">
            <text:p>SBHU</text:p>
          </table:table-cell>
          <table:table-cell/>
          <table:table-cell office:value-type="string" calcext:value-type="string">
            <text:p>94087f0fddf9930bb15f5d7aab713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3: Giant Gram 2000</text:p>
          </table:table-cell>
          <table:table-cell office:value-type="string" calcext:value-type="string">
            <text:p>gram2000</text:p>
          </table:table-cell>
          <table:table-cell office:value-type="string" calcext:value-type="string">
            <text:p>GIANT GRAM 2000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ant Gram 2: All Japan Pro Wrestling</text:p>
          </table:table-cell>
          <table:table-cell office:value-type="string" calcext:value-type="string">
            <text:p>ggram2</text:p>
          </table:table-cell>
          <table:table-cell office:value-type="string" calcext:value-type="string">
            <text:p>GIANT GRAM</text:p>
          </table:table-cell>
          <table:table-cell office:value-type="string" calcext:value-type="string">
            <text:p>BAJ</text:p>
          </table:table-cell>
          <table:table-cell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awing 2</text:p>
          </table:table-cell>
          <table:table-cell office:value-type="string" calcext:value-type="string">
            <text:p>gwing2</text:p>
          </table:table-cell>
          <table:table-cell office:value-type="string" calcext:value-type="string">
            <text:p>GIGAWING2 JAPAN</text:p>
          </table:table-cell>
          <table:table-cell office:value-type="string" calcext:value-type="string">
            <text:p>BCK2</text:p>
          </table:table-cell>
          <table:table-cell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Isuka (Atomiswave CV)</text:p>
          </table:table-cell>
          <table:table-cell office:value-type="string" calcext:value-type="string">
            <text:p>ggisuka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AW01</text:p>
          </table:table-cell>
          <table:table-cell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ggisuka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</text:p>
          </table:table-cell>
          <table:table-cell office:value-type="string" calcext:value-type="string">
            <text:p>ggx</text:p>
          </table:table-cell>
          <table:table-cell office:value-type="string" calcext:value-type="string">
            <text:p>GUILTY GEAR X V1.00</text:p>
          </table:table-cell>
          <table:table-cell office:value-type="string" calcext:value-type="string">
            <text:p>BCA0</text:p>
          </table:table-cell>
          <table:table-cell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 Ver. 1.5 (Atomiswave CV)</text:p>
          </table:table-cell>
          <table:table-cell office:value-type="string" calcext:value-type="string">
            <text:p>ggx15</text:p>
          </table:table-cell>
          <table:table-cell office:value-type="string" calcext:value-type="string">
            <text:p>GUILTY GEAR X 1.5</text:p>
          </table:table-cell>
          <table:table-cell office:value-type="string" calcext:value-type="string">
            <text:p>AW20</text:p>
          </table:table-cell>
          <table:table-cell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ty Gear X Ver. 1.5</text:p>
          </table:table-cell>
          <table:table-cell office:value-type="string" calcext:value-type="string">
            <text:p>ggx1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</text:p>
          </table:table-cell>
          <table:table-cell office:value-type="string" calcext:value-type="string">
            <text:p>ggxx</text:p>
          </table:table-cell>
          <table:table-cell office:value-type="string" calcext:value-type="string">
            <text:p>GUILTY GEAR XX VERSION 1.0</text:p>
          </table:table-cell>
          <table:table-cell office:value-type="string" calcext:value-type="string">
            <text:p>BER0</text:p>
          </table:table-cell>
          <table:table-cell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ggxxac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BMX0</text:p>
          </table:table-cell>
          <table:table-cell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Reload</text:p>
          </table:table-cell>
          <table:table-cell office:value-type="string" calcext:value-type="string">
            <text:p>ggxxrl</text:p>
          </table:table-cell>
          <table:table-cell office:value-type="string" calcext:value-type="string">
            <text:p>GUILTYGEARXX#RELOAD2.0</text:p>
          </table:table-cell>
          <table:table-cell office:value-type="string" calcext:value-type="string">
            <text:p>BGB0</text:p>
          </table:table-cell>
          <table:table-cell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ggxxsla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BKY0</text:p>
          </table:table-cell>
          <table:table-cell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Survivor 2 Biohazard Code Veronica</text:p>
          </table:table-cell>
          <table:table-cell office:value-type="string" calcext:value-type="string">
            <text:p>gunsur2</text:p>
          </table:table-cell>
          <table:table-cell office:value-type="string" calcext:value-type="string">
            <text:p>BIOHAZARD <text:s/>GUN SURVIVOR2</text:p>
          </table:table-cell>
          <table:table-cell office:value-type="string" calcext:value-type="string">
            <text:p>BDE0</text:p>
          </table:table-cell>
          <table:table-cell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dam Battle Operating Simulator</text:p>
          </table:table-cell>
          <table:table-cell office:value-type="string" calcext:value-type="string">
            <text:p>gbos</text:p>
          </table:table-cell>
          <table:table-cell/>
          <table:table-cell office:value-type="string" calcext:value-type="string">
            <text:p>SBJK</text:p>
          </table:table-cell>
          <table:table-cell/>
          <table:table-cell office:value-type="string" calcext:value-type="string">
            <text:p>2196b666409fe8966e7ca1f5894653a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vy Metal Geomatrix</text:p>
          </table:table-cell>
          <table:table-cell office:value-type="string" calcext:value-type="string">
            <text:p>hmgeo</text:p>
          </table:table-cell>
          <table:table-cell office:value-type="string" calcext:value-type="string">
            <text:p>HEAVY METAL JAPAN</text:p>
          </table:table-cell>
          <table:table-cell office:value-type="string" calcext:value-type="string">
            <text:p>BCW0</text:p>
          </table:table-cell>
          <table:table-cell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 2</text:p>
          </table:table-cell>
          <table:table-cell office:value-type="string" calcext:value-type="string">
            <text:p>hotd2</text:p>
          </table:table-cell>
          <table:table-cell office:value-type="string" calcext:value-type="string">
            <text:p>HOUSE OF THE DEAD 2 (JP)</text:p>
          </table:table-cell>
          <table:table-cell office:value-type="string" calcext:value-type="string">
            <text:p>XYZ0</text:p>
          </table:table-cell>
          <table:table-cell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e of the Dead 3</text:p>
          </table:table-cell>
          <table:table-cell office:value-type="string" calcext:value-type="string">
            <text:p>hotd3</text:p>
          </table:table-cell>
          <table:table-cell/>
          <table:table-cell office:value-type="string" calcext:value-type="string">
            <text:p>SBFN</text:p>
          </table:table-cell>
          <table:table-cell/>
          <table:table-cell office:value-type="string" calcext:value-type="string">
            <text:p>fd8a91afd4eb2888356cba56b78bf31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-IKARUGA-</text:p>
          </table:table-cell>
          <table:table-cell office:value-type="string" calcext:value-type="string">
            <text:p>BEJ0</text:p>
          </table:table-cell>
          <table:table-cell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 JAPAN VERSION</text:p>
          </table:table-cell>
          <table:table-cell office:value-type="string" calcext:value-type="string">
            <text:p>BQR</text:p>
          </table:table-cell>
          <table:table-cell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</text:p>
          </table:table-cell>
          <table:table-cell office:value-type="string" calcext:value-type="string">
            <text:p>initd</text:p>
          </table:table-cell>
          <table:table-cell office:value-type="string" calcext:value-type="string">
            <text:p>INITIAL D</text:p>
          </table:table-cell>
          <table:table-cell office:value-type="string" calcext:value-type="string">
            <text:p>BFFA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 Rev. A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FFA</text:p>
          </table:table-cell>
          <table:table-cell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38a228f5339ea02dd10b6e52f3738e9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 Rev. B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Export)</text:p>
          </table:table-cell>
          <table:table-cell office:value-type="string" calcext:value-type="string">
            <text:p>initd2</text:p>
          </table:table-cell>
          <table:table-cell office:value-type="string" calcext:value-type="string">
            <text:p>INITIAL D Ver.2</text:p>
          </table:table-cell>
          <table:table-cell office:value-type="string" calcext:value-type="string">
            <text:p>BFSA</text:p>
          </table:table-cell>
          <table:table-cell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cf358e2f6f29e698a5c871d225d2827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A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ea13220f426550056ce9d4d1c17f77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B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3 (Export)</text:p>
          </table:table-cell>
          <table:table-cell office:value-type="string" calcext:value-type="string">
            <text:p>initdv3e</text:p>
          </table:table-cell>
          <table:table-cell office:value-type="string" calcext:value-type="string">
            <text:p>INITIAL D Ver.3</text:p>
          </table:table-cell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A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8c05d14522b277e1aecdfd4e2b3f5bf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B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/>
          <table:table-cell office:value-type="string" calcext:value-type="string">
            <text:p>f737c3ccea538ff56f4088e6baf23a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B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ed78464ebd88e69990cfb44dd4a8b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C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bo Safari</text:p>
          </table:table-cell>
          <table:table-cell office:value-type="string" calcext:value-type="string">
            <text:p>jambo</text:p>
          </table:table-cell>
          <table:table-cell office:value-type="string" calcext:value-type="string">
            <text:p>JAMBO SAFARI ------------</text:p>
          </table:table-cell>
          <table:table-cell office:value-type="string" calcext:value-type="string">
            <text:p>BAU0</text:p>
          </table:table-cell>
          <table:table-cell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 Squadro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ngy Storm - The Arcade</text:p>
          </table:table-cell>
          <table:table-cell office:value-type="string" calcext:value-type="string">
            <text:p>jingystm</text:p>
          </table:table-cell>
          <table:table-cell office:value-type="string" calcext:value-type="string">
            <text:p>JINGI STORM THE ARCADE</text:p>
          </table:table-cell>
          <table:table-cell office:value-type="string" calcext:value-type="string">
            <text:p>BMJ</text:p>
          </table:table-cell>
          <table:table-cell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 JAPAN VERSION</text:p>
          </table:table-cell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sei: Channel Mars TV</text:p>
          </table:table-cell>
          <table:table-cell office:value-type="string" calcext:value-type="string">
            <text:p>marstv</text:p>
          </table:table-cell>
          <table:table-cell/>
          <table:table-cell office:value-type="string" calcext:value-type="string">
            <text:p>BBL0</text:p>
          </table:table-cell>
          <table:table-cell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ju (Atomiswave CV)</text:p>
          </table:table-cell>
          <table:table-cell office:value-type="string" calcext:value-type="string">
            <text:p>kenju</text:p>
          </table:table-cell>
          <table:table-cell/>
          <table:table-cell office:value-type="string" calcext:value-type="string">
            <text:p>DDA1</text:p>
          </table:table-cell>
          <table:table-cell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ju</text:p>
          </table:table-cell>
          <table:table-cell office:value-type="string" calcext:value-type="string">
            <text:p>kenju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Neowave (Atomiswave CV)</text:p>
          </table:table-cell>
          <table:table-cell office:value-type="string" calcext:value-type="string">
            <text:p>kofnw</text:p>
          </table:table-cell>
          <table:table-cell office:value-type="string" calcext:value-type="string">
            <text:p>KING OF FIGHTERS NEW WAVE</text:p>
          </table:table-cell>
          <table:table-cell office:value-type="string" calcext:value-type="string">
            <text:p>AW05</text:p>
          </table:table-cell>
          <table:table-cell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Neowave</text:p>
          </table:table-cell>
          <table:table-cell office:value-type="string" calcext:value-type="string">
            <text:p>kofnw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XI <text:s/>(Atomiswave CV)</text:p>
          </table:table-cell>
          <table:table-cell office:value-type="string" calcext:value-type="string">
            <text:p>kofxi</text:p>
          </table:table-cell>
          <table:table-cell office:value-type="string" calcext:value-type="string">
            <text:p>THE KING OF FIGHTERS XI</text:p>
          </table:table-cell>
          <table:table-cell office:value-type="string" calcext:value-type="string">
            <text:p>AW02</text:p>
          </table:table-cell>
          <table:table-cell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XI</text:p>
          </table:table-cell>
          <table:table-cell office:value-type="string" calcext:value-type="string">
            <text:p>kofxi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 of Route 66</text:p>
          </table:table-cell>
          <table:table-cell office:value-type="string" calcext:value-type="string">
            <text:p>kingrt66</text:p>
          </table:table-cell>
          <table:table-cell office:value-type="string" calcext:value-type="string">
            <text:p>THE KING OF ROUTE66</text:p>
          </table:table-cell>
          <table:table-cell office:value-type="string" calcext:value-type="string">
            <text:p>BEE0</text:p>
          </table:table-cell>
          <table:table-cell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s of Valor Seven Spirits (Atomiswave CV)</text:p>
          </table:table-cell>
          <table:table-cell office:value-type="string" calcext:value-type="string">
            <text:p>kov7sprt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AW03</text:p>
          </table:table-cell>
          <table:table-cell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kov7sprt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kurucham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BLD0</text:p>
          </table:table-cell>
          <table:table-cell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Keyboa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-----La Keyboardxyu------</text:p>
          </table:table-cell>
          <table:table-cell office:value-type="string" calcext:value-type="string">
            <text:p>BEB0</text:p>
          </table:table-cell>
          <table:table-cell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Shooting</text:p>
          </table:table-cell>
          <table:table-cell office:value-type="string" calcext:value-type="string">
            <text:p>lupinsho</text:p>
          </table:table-cell>
          <table:table-cell office:value-type="string" calcext:value-type="string">
            <text:p>LUPIN THE THIRD <text:s/>-THE SHOOTING-</text:p>
          </table:table-cell>
          <table:table-cell office:value-type="string" calcext:value-type="string">
            <text:p>BEC0</text:p>
          </table:table-cell>
          <table:table-cell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Typing</text:p>
          </table:table-cell>
          <table:table-cell office:value-type="string" calcext:value-type="string">
            <text:p>luptype</text:p>
          </table:table-cell>
          <table:table-cell office:value-type="string" calcext:value-type="string">
            <text:p>LUPIN THE THIRD <text:s/>-THE TYPING-</text:p>
          </table:table-cell>
          <table:table-cell office:value-type="string" calcext:value-type="string">
            <text:p>BEN0</text:p>
          </table:table-cell>
          <table:table-cell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oru-kun wa Noro. Shimatta!</text:p>
          </table:table-cell>
          <table:table-cell office:value-type="string" calcext:value-type="string">
            <text:p>mamonoro</text:p>
          </table:table-cell>
          <table:table-cell office:value-type="string" calcext:value-type="string">
            <text:p>MAMO NORO</text:p>
          </table:table-cell>
          <table:table-cell office:value-type="string" calcext:value-type="string">
            <text:p>BQS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</text:p>
          </table:table-cell>
          <table:table-cell office:value-type="string" calcext:value-type="string">
            <text:p>mkgp</text:p>
          </table:table-cell>
          <table:table-cell/>
          <table:table-cell office:value-type="string" calcext:value-type="string">
            <text:p>SBKP</text:p>
          </table:table-cell>
          <table:table-cell/>
          <table:table-cell office:value-type="string" calcext:value-type="string">
            <text:p>8c1fff21f7a9ce38b52811366dc33d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 2</text:p>
          </table:table-cell>
          <table:table-cell office:value-type="string" calcext:value-type="string">
            <text:p>mkgp2</text:p>
          </table:table-cell>
          <table:table-cell/>
          <table:table-cell office:value-type="string" calcext:value-type="string">
            <text:p>SBNL</text:p>
          </table:table-cell>
          <table:table-cell/>
          <table:table-cell office:value-type="string" calcext:value-type="string">
            <text:p>49f7c315e087d7265aea0975923576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</text:p>
          </table:table-cell>
          <table:table-cell office:value-type="string" calcext:value-type="string">
            <text:p>mvsc2</text:p>
          </table:table-cell>
          <table:table-cell office:value-type="string" calcext:value-type="string">
            <text:p>MARVEL VS CAPCOM2 <text:s/>JAPAN</text:p>
          </table:table-cell>
          <table:table-cell office:value-type="string" calcext:value-type="string">
            <text:p>BBG0</text:p>
          </table:table-cell>
          <table:table-cell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 (Unlocked)</text:p>
          </table:table-cell>
          <table:table-cell office:value-type="string" calcext:value-type="string">
            <text:p>mvsc2</text:p>
          </table:table-cell>
          <table:table-cell/>
          <table:table-cell office:value-type="string" calcext:value-type="string">
            <text:p>BBG1</text:p>
          </table:table-cell>
          <table:table-cell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Speed (Atomiswave CV)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AW09</text:p>
          </table:table-cell>
          <table:table-cell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maxspeed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e of The Kings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THE MAZE OF THE KINGS</text:p>
          </table:table-cell>
          <table:table-cell office:value-type="string" calcext:value-type="string">
            <text:p>BEP0</text:p>
          </table:table-cell>
          <table:table-cell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meltyb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2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mbaaa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BQT0</text:p>
          </table:table-cell>
          <table:table-cell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Slug 6 (Atomiswave CV)</text:p>
          </table:table-cell>
          <table:table-cell office:value-type="string" calcext:value-type="string">
            <text:p>mslug6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AW08</text:p>
          </table:table-cell>
          <table:table-cell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mslug6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79 Card Builder</text:p>
          </table:table-cell>
          <table:table-cell office:value-type="string" calcext:value-type="string">
            <text:p>gundmc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83 Card Build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</text:p>
          </table:table-cell>
          <table:table-cell/>
          <table:table-cell office:value-type="string" calcext:value-type="string">
            <text:p>MOBILE SUIT GUNDAM JAPAN</text:p>
          </table:table-cell>
          <table:table-cell office:value-type="string" calcext:value-type="string">
            <text:p>BCV0</text:p>
          </table:table-cell>
          <table:table-cell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 DX</text:p>
          </table:table-cell>
          <table:table-cell office:value-type="string" calcext:value-type="string">
            <text:p>gundmxgd</text:p>
          </table:table-cell>
          <table:table-cell office:value-type="string" calcext:value-type="string">
            <text:p>MOBILE SUIT GUNDAM DELUXE JAPAN</text:p>
          </table:table-cell>
          <table:table-cell office:value-type="string" calcext:value-type="string">
            <text:p>BDU0</text:p>
          </table:table-cell>
          <table:table-cell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 Ball</text:p>
          </table:table-cell>
          <table:table-cell office:value-type="string" calcext:value-type="string">
            <text:p>monkeyba</text:p>
          </table:table-cell>
          <table:table-cell office:value-type="string" calcext:value-type="string">
            <text:p>MONKEY BALL JAPAN VERSION</text:p>
          </table:table-cell>
          <table:table-cell office:value-type="string" calcext:value-type="string">
            <text:p>BDF0</text:p>
          </table:table-cell>
          <table:table-cell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apeys Choco Marker</text:p>
          </table:table-cell>
          <table:table-cell office:value-type="string" calcext:value-type="string">
            <text:p>chocomk</text:p>
          </table:table-cell>
          <table:table-cell office:value-type="string" calcext:value-type="string">
            <text:p>CHOCO MARKER</text:p>
          </table:table-cell>
          <table:table-cell office:value-type="string" calcext:value-type="string">
            <text:p>BEX0</text:p>
          </table:table-cell>
          <table:table-cell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4</text:p>
          </table:table-cell>
          <table:table-cell office:value-type="string" calcext:value-type="string">
            <text:p>mushi2</text:p>
          </table:table-cell>
          <table:table-cell/>
          <table:table-cell office:value-type="string" calcext:value-type="string">
            <text:p>BJU0</text:p>
          </table:table-cell>
          <table:table-cell/>
          <table:table-cell office:value-type="string" calcext:value-type="string">
            <text:p>11e8578575395048001847b18c019a9b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5</text:p>
          </table:table-cell>
          <table:table-cell office:value-type="string" calcext:value-type="string">
            <text:p>mushi2k5</text:p>
          </table:table-cell>
          <table:table-cell/>
          <table:table-cell office:value-type="string" calcext:value-type="string">
            <text:p>BKE0</text:p>
          </table:table-cell>
          <table:table-cell/>
          <table:table-cell office:value-type="string" calcext:value-type="string">
            <text:p>a127d7858cf3f406d61c94f261c631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Geo Battle Coliseum (Atomiswave CV)</text:p>
          </table:table-cell>
          <table:table-cell office:value-type="string" calcext:value-type="string">
            <text:p>ngbc</text:p>
          </table:table-cell>
          <table:table-cell/>
          <table:table-cell office:value-type="string" calcext:value-type="string">
            <text:p>AW04</text:p>
          </table:table-cell>
          <table:table-cell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o-Geo Battle Coliseum</text:p>
          </table:table-cell>
          <table:table-cell office:value-type="string" calcext:value-type="string">
            <text:p>ngbc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ja Assault</text:p>
          </table:table-cell>
          <table:table-cell office:value-type="string" calcext:value-type="string">
            <text:p>ninjaslt</text:p>
          </table:table-cell>
          <table:table-cell/>
          <table:table-cell office:value-type="string" calcext:value-type="string">
            <text:p>BCT0</text:p>
          </table:table-cell>
          <table:table-cell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iso Kone Kone Puzzle Takoron</text:p>
          </table:table-cell>
          <table:table-cell office:value-type="string" calcext:value-type="string">
            <text:p>takoron</text:p>
          </table:table-cell>
          <table:table-cell office:value-type="string" calcext:value-type="string">
            <text:p>TAKO RON</text:p>
          </table:table-cell>
          <table:table-cell office:value-type="string" calcext:value-type="string">
            <text:p>BNE0</text:p>
          </table:table-cell>
          <table:table-cell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lie King</text:p>
          </table:table-cell>
          <table:table-cell office:value-type="string" calcext:value-type="string">
            <text:p>oking</text:p>
          </table:table-cell>
          <table:table-cell/>
          <table:table-cell office:value-type="string" calcext:value-type="string">
            <text:p>SBHF</text:p>
          </table:table-cell>
          <table:table-cell/>
          <table:table-cell office:value-type="string" calcext:value-type="string">
            <text:p>6f6261689f6ac143ba893e0de46469e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</text:p>
          </table:table-cell>
          <table:table-cell office:value-type="string" calcext:value-type="string">
            <text:p>outrun2</text:p>
          </table:table-cell>
          <table:table-cell/>
          <table:table-cell office:value-type="string" calcext:value-type="string">
            <text:p>SGBZ</text:p>
          </table:table-cell>
          <table:table-cell/>
          <table:table-cell office:value-type="string" calcext:value-type="string">
            <text:p>5f11ebe526af10b8989fe38a0dbbba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Run 2 SP</text:p>
          </table:table-cell>
          <table:table-cell office:value-type="string" calcext:value-type="string">
            <text:p>outrun2spt</text:p>
          </table:table-cell>
          <table:table-cell/>
          <table:table-cell office:value-type="string" calcext:value-type="string">
            <text:p>SBJE</text:p>
          </table:table-cell>
          <table:table-cell/>
          <table:table-cell office:value-type="string" calcext:value-type="string">
            <text:p>171368db8c8ca045859203464014a4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trigger</text:p>
          </table:table-cell>
          <table:table-cell office:value-type="string" calcext:value-type="string">
            <text:p>otrigger</text:p>
          </table:table-cell>
          <table:table-cell office:value-type="string" calcext:value-type="string">
            <text:p>OUTTRIGGER <text:s text:c="4"/>JAPAN</text:p>
          </table:table-cell>
          <table:table-cell office:value-type="string" calcext:value-type="string">
            <text:p>BAZ0</text:p>
          </table:table-cell>
          <table:table-cell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</text:p>
          </table:table-cell>
          <table:table-cell office:value-type="string" calcext:value-type="string">
            <text:p>pstone</text:p>
          </table:table-cell>
          <table:table-cell office:value-type="string" calcext:value-type="string">
            <text:p>POWER STONE 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tone 2</text:p>
          </table:table-cell>
          <table:table-cell office:value-type="string" calcext:value-type="string">
            <text:p>pstone2</text:p>
          </table:table-cell>
          <table:table-cell office:value-type="string" calcext:value-type="string">
            <text:p>POWER STONE 2 JAPAN</text:p>
          </table:table-cell>
          <table:table-cell office:value-type="string" calcext:value-type="string">
            <text:p>BBJ0</text:p>
          </table:table-cell>
          <table:table-cell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val Schools 2: Project Justice</text:p>
          </table:table-cell>
          <table:table-cell office:value-type="string" calcext:value-type="string">
            <text:p>pjustic</text:p>
          </table:table-cell>
          <table:table-cell office:value-type="string" calcext:value-type="string">
            <text:p>MOERO JUSTICE GAKUEN <text:s/>JAPAN</text:p>
          </table:table-cell>
          <table:table-cell office:value-type="string" calcext:value-type="string">
            <text:p>BCL0</text:p>
          </table:table-cell>
          <table:table-cell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variar 2</text:p>
          </table:table-cell>
          <table:table-cell office:value-type="string" calcext:value-type="string">
            <text:p>psyvar2</text:p>
          </table:table-cell>
          <table:table-cell office:value-type="string" calcext:value-type="string">
            <text:p>PSYVARIAR2 JAPAN</text:p>
          </table:table-cell>
          <table:table-cell office:value-type="string" calcext:value-type="string">
            <text:p>BHB0</text:p>
          </table:table-cell>
          <table:table-cell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op Fever</text:p>
          </table:table-cell>
          <table:table-cell office:value-type="string" calcext:value-type="string">
            <text:p>puyofev</text:p>
          </table:table-cell>
          <table:table-cell/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Da</text:p>
          </table:table-cell>
          <table:table-cell office:value-type="string" calcext:value-type="string">
            <text:p>puyoda</text:p>
          </table:table-cell>
          <table:table-cell office:value-type="string" calcext:value-type="string">
            <text:p>PUYOPUYO DA! IN JAPAN ----</text:p>
          </table:table-cell>
          <table:table-cell office:value-type="string" calcext:value-type="string">
            <text:p>BBB0</text:p>
          </table:table-cell>
          <table:table-cell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yo Puyo Fever</text:p>
          </table:table-cell>
          <table:table-cell office:value-type="string" calcext:value-type="string">
            <text:p>puyofev</text:p>
          </table:table-cell>
          <table:table-cell office:value-type="string" calcext:value-type="string">
            <text:p>PUYO PUYO FEVER v1.004 JAPAN</text:p>
          </table:table-cell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Ah Megamisama</text:p>
          </table:table-cell>
          <table:table-cell office:value-type="string" calcext:value-type="string">
            <text:p>qmegamis</text:p>
          </table:table-cell>
          <table:table-cell/>
          <table:table-cell office:value-type="string" calcext:value-type="string">
            <text:p>BBW0</text:p>
          </table:table-cell>
          <table:table-cell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 Keitai Q Mode</text:p>
          </table:table-cell>
          <table:table-cell office:value-type="string" calcext:value-type="string">
            <text:p>quizqgd</text:p>
          </table:table-cell>
          <table:table-cell office:value-type="string" calcext:value-type="string">
            <text:p>Q-MODE VER.1.003</text:p>
          </table:table-cell>
          <table:table-cell office:value-type="string" calcext:value-type="string">
            <text:p>BFP1</text:p>
          </table:table-cell>
          <table:table-cell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 JAPAN VERSION</text:p>
          </table:table-cell>
          <table:table-cell office:value-type="string" calcext:value-type="string">
            <text:p>BKW</text:p>
          </table:table-cell>
          <table:table-cell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radirgyn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BSE0</text:p>
          </table:table-cell>
          <table:table-cell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ythm Tengoku</text:p>
          </table:table-cell>
          <table:table-cell office:value-type="string" calcext:value-type="string">
            <text:p>rhytngk</text:p>
          </table:table-cell>
          <table:table-cell office:value-type="string" calcext:value-type="string">
            <text:p>RHYTHM-TENGOKU JAPAN</text:p>
          </table:table-cell>
          <table:table-cell office:value-type="string" calcext:value-type="string">
            <text:p>BPE</text:p>
          </table:table-cell>
          <table:table-cell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(Atomiswave CV)</text:p>
          </table:table-cell>
          <table:table-cell office:value-type="string" calcext:value-type="string">
            <text:p>rumblef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AW17</text:p>
          </table:table-cell>
          <table:table-cell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</text:p>
          </table:table-cell>
          <table:table-cell office:value-type="string" calcext:value-type="string">
            <text:p>rumblef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mble Fish 2 (Atomiswave CV)</text:p>
          </table:table-cell>
          <table:table-cell office:value-type="string" calcext:value-type="string">
            <text:p>rumblef2</text:p>
          </table:table-cell>
          <table:table-cell office:value-type="string" calcext:value-type="string">
            <text:p>The Rumble Fish 2</text:p>
          </table:table-cell>
          <table:table-cell office:value-type="string" calcext:value-type="string">
            <text:p>AW19</text:p>
          </table:table-cell>
          <table:table-cell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mble Fish 2</text:p>
          </table:table-cell>
          <table:table-cell office:value-type="string" calcext:value-type="string">
            <text:p>rumblef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y Man (Atomiswave CV)</text:p>
          </table:table-cell>
          <table:table-cell office:value-type="string" calcext:value-type="string">
            <text:p>salmankt</text:p>
          </table:table-cell>
          <table:table-cell office:value-type="string" calcext:value-type="string">
            <text:p>NetSelect</text:p>
          </table:table-cell>
          <table:table-cell office:value-type="string" calcext:value-type="string">
            <text:p>AW07</text:p>
          </table:table-cell>
          <table:table-cell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ry Man</text:p>
          </table:table-cell>
          <table:table-cell office:value-type="string" calcext:value-type="string">
            <text:p>salmankt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BBEM</text:p>
          </table:table-cell>
          <table:table-cell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rai Shodown VI (Atomiswave CV)</text:p>
          </table:table-cell>
          <table:table-cell office:value-type="string" calcext:value-type="string">
            <text:p>ssdown6</text:p>
          </table:table-cell>
          <table:table-cell office:value-type="string" calcext:value-type="string">
            <text:p>SAMURAI SPIRITS 6</text:p>
          </table:table-cell>
          <table:table-cell office:value-type="string" calcext:value-type="string">
            <text:p>AW06</text:p>
          </table:table-cell>
          <table:table-cell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urai Shodown VI</text:p>
          </table:table-cell>
          <table:table-cell office:value-type="string" calcext:value-type="string">
            <text:p>ssdown6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Bass Fishing Challenge (Atomiswave CV)</text:p>
          </table:table-cell>
          <table:table-cell office:value-type="string" calcext:value-type="string">
            <text:p>bassfc</text:p>
          </table:table-cell>
          <table:table-cell office:value-type="string" calcext:value-type="string">
            <text:p>BASS FISHING SIMULATOR</text:p>
          </table:table-cell>
          <table:table-cell office:value-type="string" calcext:value-type="string">
            <text:p>AW22</text:p>
          </table:table-cell>
          <table:table-cell/>
          <table:table-cell office:value-type="string" calcext:value-type="string">
            <text:p>403f22bcf65662c6b737def5e142882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Bass Fishing Challenge</text:p>
          </table:table-cell>
          <table:table-cell office:value-type="string" calcext:value-type="string">
            <text:p>bassfc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Clay Challenge (Atomiswave CV)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AW21</text:p>
          </table:table-cell>
          <table:table-cell/>
          <table:table-cell office:value-type="string" calcext:value-type="string">
            <text:p>18c70377d6928f3378b891dd64df5e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scc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a Driving Simulato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a Golf Club 2006 NT</text:p>
          </table:table-cell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SBLF</text:p>
          </table:table-cell>
          <table:table-cell/>
          <table:table-cell office:value-type="string" calcext:value-type="string">
            <text:p>cca575a13421334eb52ab5bc1942dfb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Marine Fishing</text:p>
          </table:table-cell>
          <table:table-cell office:value-type="string" calcext:value-type="string">
            <text:p>smarinef</text:p>
          </table:table-cell>
          <table:table-cell office:value-type="string" calcext:value-type="string">
            <text:p>SEGA MARINE FISHING JAPAN</text:p>
          </table:table-cell>
          <table:table-cell office:value-type="string" calcext:value-type="string">
            <text:p>BBS0</text:p>
          </table:table-cell>
          <table:table-cell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Strike Fighter</text:p>
          </table:table-cell>
          <table:table-cell office:value-type="string" calcext:value-type="string">
            <text:p>sstrkfgt</text:p>
          </table:table-cell>
          <table:table-cell office:value-type="string" calcext:value-type="string">
            <text:p>SEGA STRIKE FIGHTER IN JPN</text:p>
          </table:table-cell>
          <table:table-cell office:value-type="string" calcext:value-type="string">
            <text:p>BBZ1</text:p>
          </table:table-cell>
          <table:table-cell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sgtetris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0BBC</text:p>
          </table:table-cell>
          <table:table-cell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New Ver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senkosp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BMP0</text:p>
          </table:table-cell>
          <table:table-cell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</text:p>
          </table:table-cell>
          <table:table-cell office:value-type="string" calcext:value-type="string">
            <text:p>snt2001</text:p>
          </table:table-cell>
          <table:table-cell/>
          <table:table-cell office:value-type="string" calcext:value-type="string">
            <text:p>BDN0</text:p>
          </table:table-cell>
          <table:table-cell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 Power Up</text:p>
          </table:table-cell>
          <table:table-cell office:value-type="string" calcext:value-type="string">
            <text:p>sntpwerup</text:p>
          </table:table-cell>
          <table:table-cell/>
          <table:table-cell office:value-type="string" calcext:value-type="string">
            <text:p>BDZ0</text:p>
          </table:table-cell>
          <table:table-cell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Rev. B</text:p>
          </table:table-cell>
          <table:table-cell office:value-type="string" calcext:value-type="string">
            <text:p>snt</text:p>
          </table:table-cell>
          <table:table-cell/>
          <table:table-cell office:value-type="string" calcext:value-type="string">
            <text:p>BCS0</text:p>
          </table:table-cell>
          <table:table-cell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kigami no Shiro II</text:p>
          </table:table-cell>
          <table:table-cell office:value-type="string" calcext:value-type="string">
            <text:p>shikgam2</text:p>
          </table:table-cell>
          <table:table-cell office:value-type="string" calcext:value-type="string">
            <text:p>SHIKIGAMI NO SHIRO 2</text:p>
          </table:table-cell>
          <table:table-cell office:value-type="string" calcext:value-type="string">
            <text:p>BGE0</text:p>
          </table:table-cell>
          <table:table-cell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shootopl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BEVA</text:p>
          </table:table-cell>
          <table:table-cell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 JAPAN VERSION</text:p>
          </table:table-cell>
          <table:table-cell office:value-type="string" calcext:value-type="string">
            <text:p>BCX0</text:p>
          </table:table-cell>
          <table:table-cell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l Surf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 JAPAN</text:p>
          </table:table-cell>
          <table:table-cell office:value-type="string" calcext:value-type="string">
            <text:p>BAV5</text:p>
          </table:table-cell>
          <table:table-cell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kers Battle</text:p>
          </table:table-cell>
          <table:table-cell office:value-type="string" calcext:value-type="string">
            <text:p>spkrbtl</text:p>
          </table:table-cell>
          <table:table-cell office:value-type="string" calcext:value-type="string">
            <text:p>SPIKERS BATTLE JAPAN VERSION</text:p>
          </table:table-cell>
          <table:table-cell office:value-type="string" calcext:value-type="string">
            <text:p>BCZ0</text:p>
          </table:table-cell>
          <table:table-cell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sprtjam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BCU0</text:p>
          </table:table-cell>
          <table:table-cell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s Shooting USA (Atomiswave CV)</text:p>
          </table:table-cell>
          <table:table-cell office:value-type="string" calcext:value-type="string">
            <text:p>sprtshot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AW11</text:p>
          </table:table-cell>
          <table:table-cell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sprtshot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et Fighter Zero 3 Upper</text:p>
          </table:table-cell>
          <table:table-cell office:value-type="string" calcext:value-type="string">
            <text:p>sfz3ugd</text:p>
          </table:table-cell>
          <table:table-cell office:value-type="string" calcext:value-type="string">
            <text:p>STREET FIGHTER ZERO3 UPPER</text:p>
          </table:table-cell>
          <table:table-cell office:value-type="string" calcext:value-type="string">
            <text:p>BCY0</text:p>
          </table:table-cell>
          <table:table-cell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 Ver. A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hi Bar (Atomiswave CV)</text:p>
          </table:table-cell>
          <table:table-cell office:value-type="string" calcext:value-type="string">
            <text:p>sushibar</text:p>
          </table:table-cell>
          <table:table-cell office:value-type="string" calcext:value-type="string">
            <text:p>TORE TORE SUSHI</text:p>
          </table:table-cell>
          <table:table-cell office:value-type="string" calcext:value-type="string">
            <text:p>AW12</text:p>
          </table:table-cell>
          <table:table-cell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hi Bar</text:p>
          </table:table-cell>
          <table:table-cell office:value-type="string" calcext:value-type="string">
            <text:p>sushibar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ris Kiwamemichi</text:p>
          </table:table-cell>
          <table:table-cell office:value-type="string" calcext:value-type="string">
            <text:p>tetkiwam</text:p>
          </table:table-cell>
          <table:table-cell office:value-type="string" calcext:value-type="string">
            <text:p>TETRIS KIWAMEMITI JAPAN</text:p>
          </table:table-cell>
          <table:table-cell office:value-type="string" calcext:value-type="string">
            <text:p>BGC1</text:p>
          </table:table-cell>
          <table:table-cell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 Bus Tour</text:p>
          </table:table-cell>
          <table:table-cell office:value-type="string" calcext:value-type="string">
            <text:p>tokyobus</text:p>
          </table:table-cell>
          <table:table-cell office:value-type="string" calcext:value-type="string">
            <text:p>TOKYO BUS GUIDE</text:p>
          </table:table-cell>
          <table:table-cell office:value-type="string" calcext:value-type="string">
            <text:p>BCJ0</text:p>
          </table:table-cell>
          <table:table-cell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kon Retsuden 4 Arcade Edition</text:p>
          </table:table-cell>
          <table:table-cell office:value-type="string" calcext:value-type="string">
            <text:p>toukon4</text:p>
          </table:table-cell>
          <table:table-cell office:value-type="string" calcext:value-type="string">
            <text:p>TOUKONRETSUDEN4 ARCADE EDITION</text:p>
          </table:table-cell>
          <table:table-cell office:value-type="string" calcext:value-type="string">
            <text:p>BBQ1</text:p>
          </table:table-cell>
          <table:table-cell/>
          <table:table-cell office:value-type="string" calcext:value-type="string">
            <text:p>b89f41fb4143455e0de5c3d49e7f87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toyfight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BAR0</text:p>
          </table:table-cell>
          <table:table-cell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trgheart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BMA1</text:p>
          </table:table-cell>
          <table:table-cell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BJF0</text:p>
          </table:table-cell>
          <table:table-cell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ing of the Dead</text:p>
          </table:table-cell>
          <table:table-cell office:value-type="string" calcext:value-type="string">
            <text:p>totd</text:p>
          </table:table-cell>
          <table:table-cell office:value-type="string" calcext:value-type="string">
            <text:p>THE TYPING OF THE DEAD</text:p>
          </table:table-cell>
          <table:table-cell office:value-type="string" calcext:value-type="string">
            <text:p>BBN1</text:p>
          </table:table-cell>
          <table:table-cell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undefeat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BLH0</text:p>
          </table:table-cell>
          <table:table-cell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gui Yamashiro Mahjong Hen</text:p>
          </table:table-cell>
          <table:table-cell office:value-type="string" calcext:value-type="string">
            <text:p>usagiym</text:p>
          </table:table-cell>
          <table:table-cell office:value-type="string" calcext:value-type="string">
            <text:p>USAGI YAMASHIROMAHJONGHEN</text:p>
          </table:table-cell>
          <table:table-cell office:value-type="string" calcext:value-type="string">
            <text:p>BGF</text:p>
          </table:table-cell>
          <table:table-cell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vathlete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BEH3</text:p>
          </table:table-cell>
          <table:table-cell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tua Cop 3</text:p>
          </table:table-cell>
          <table:table-cell office:value-type="string" calcext:value-type="string">
            <text:p>vc3</text:p>
          </table:table-cell>
          <table:table-cell/>
          <table:table-cell office:value-type="string" calcext:value-type="string">
            <text:p>SBFZ</text:p>
          </table:table-cell>
          <table:table-cell/>
          <table:table-cell office:value-type="string" calcext:value-type="string">
            <text:p>562bb7120f2f27000d70185ea21458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b9810c9dfdd405085351f54e8d47600f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B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392ae7b6aa46aa3737ace1754671ad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C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774ca0ec84c4cfbe903ca62a68a596b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 Ver. B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</text:p>
          </table:table-cell>
          <table:table-cell office:value-type="string" calcext:value-type="string">
            <text:p>vf4tuned</text:p>
          </table:table-cell>
          <table:table-cell office:value-type="string" calcext:value-type="string">
            <text:p>VF4 FINAL TUNED JAPAN</text:p>
          </table:table-cell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53114a599298f4af35ac545b531a4d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A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88961f4899e62df8005387be01a6c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B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virnba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BBF0</text:p>
          </table:table-cell>
          <table:table-cell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Striker 2 Ver. 2000</text:p>
          </table:table-cell>
          <table:table-cell office:value-type="string" calcext:value-type="string">
            <text:p>vs2_2k</text:p>
          </table:table-cell>
          <table:table-cell office:value-type="string" calcext:value-type="string">
            <text:p>VIRTUA STRIKER 2 VER.2000</text:p>
          </table:table-cell>
          <table:table-cell office:value-type="string" calcext:value-type="string">
            <text:p>BAQ0</text:p>
          </table:table-cell>
          <table:table-cell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2002</text:p>
          </table:table-cell>
          <table:table-cell office:value-type="string" calcext:value-type="string">
            <text:p>vs2002ex</text:p>
          </table:table-cell>
          <table:table-cell/>
          <table:table-cell office:value-type="string" calcext:value-type="string">
            <text:p>SBEY</text:p>
          </table:table-cell>
          <table:table-cell/>
          <table:table-cell office:value-type="string" calcext:value-type="string">
            <text:p>eec44d152ccd630d68f5df85293e06b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 Striker 3</text:p>
          </table:table-cell>
          <table:table-cell office:value-type="string" calcext:value-type="string">
            <text:p>vstrik3</text:p>
          </table:table-cell>
          <table:table-cell/>
          <table:table-cell office:value-type="string" calcext:value-type="string">
            <text:p>BDA0</text:p>
          </table:table-cell>
          <table:table-cell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4</text:p>
          </table:table-cell>
          <table:table-cell office:value-type="string" calcext:value-type="string">
            <text:p>vs4</text:p>
          </table:table-cell>
          <table:table-cell/>
          <table:table-cell office:value-type="string" calcext:value-type="string">
            <text:p>SBLK</text:p>
          </table:table-cell>
          <table:table-cell/>
          <table:table-cell office:value-type="string" calcext:value-type="string">
            <text:p>236561a6fe8b6387a1f0558372d9c4c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</text:p>
          </table:table-cell>
          <table:table-cell office:value-type="string" calcext:value-type="string">
            <text:p>vtennis</text:p>
          </table:table-cell>
          <table:table-cell office:value-type="string" calcext:value-type="string">
            <text:p>POWER SMASH --------------</text:p>
          </table:table-cell>
          <table:table-cell office:value-type="string" calcext:value-type="string">
            <text:p>BDL0</text:p>
          </table:table-cell>
          <table:table-cell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 Tennis 2</text:p>
          </table:table-cell>
          <table:table-cell office:value-type="string" calcext:value-type="string">
            <text:p>vtennis2</text:p>
          </table:table-cell>
          <table:table-cell office:value-type="string" calcext:value-type="string">
            <text:p>POWER SMASH 2 -----------</text:p>
          </table:table-cell>
          <table:table-cell office:value-type="string" calcext:value-type="string">
            <text:p>BDS0</text:p>
          </table:table-cell>
          <table:table-cell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rtual-On OT M.S.B.S Ver5.66</text:p>
          </table:table-cell>
          <table:table-cell office:value-type="string" calcext:value-type="string">
            <text:p>vonot</text:p>
          </table:table-cell>
          <table:table-cell office:value-type="string" calcext:value-type="string">
            <text:p>VIRTUAL-ON ORATORIO TANGRAM</text:p>
          </table:table-cell>
          <table:table-cell office:value-type="string" calcext:value-type="string">
            <text:p>BBV0</text:p>
          </table:table-cell>
          <table:table-cell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(EXP)</text:p>
          </table:table-cell>
          <table:table-cell office:value-type="string" calcext:value-type="string">
            <text:p>wmmt</text:p>
          </table:table-cell>
          <table:table-cell/>
          <table:table-cell office:value-type="string" calcext:value-type="string">
            <text:p>SBHQ</text:p>
          </table:table-cell>
          <table:table-cell/>
          <table:table-cell office:value-type="string" calcext:value-type="string">
            <text:p>f4db52ecafa31e8a1fde99d035ca87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2 Ver. B (EXP)</text:p>
          </table:table-cell>
          <table:table-cell office:value-type="string" calcext:value-type="string">
            <text:p>wmmt2</text:p>
          </table:table-cell>
          <table:table-cell/>
          <table:table-cell office:value-type="string" calcext:value-type="string">
            <text:p>SBKD</text:p>
          </table:table-cell>
          <table:table-cell/>
          <table:table-cell office:value-type="string" calcext:value-type="string">
            <text:p>40f4134ee33244cb880fd8fa182805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wrungp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BDD4</text:p>
          </table:table-cell>
          <table:table-cell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d Riders</text:p>
          </table:table-cell>
          <table:table-cell office:value-type="string" calcext:value-type="string">
            <text:p>wldri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G0</text:p>
          </table:table-cell>
          <table:table-cell/>
          <table:table-cell office:value-type="string" calcext:value-type="string">
            <text:p>cbf56882bcacf9f688e32c0883fe52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Series Baseball</text:p>
          </table:table-cell>
          <table:table-cell office:value-type="string" calcext:value-type="string">
            <text:p>wsbbgd</text:p>
          </table:table-cell>
          <table:table-cell office:value-type="string" calcext:value-type="string">
            <text:p>SUPER MAJOR LEAGUE</text:p>
          </table:table-cell>
          <table:table-cell office:value-type="string" calcext:value-type="string">
            <text:p>BDH0</text:p>
          </table:table-cell>
          <table:table-cell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WF Royal Rumble</text:p>
          </table:table-cell>
          <table:table-cell office:value-type="string" calcext:value-type="string">
            <text:p>wwfroyal</text:p>
          </table:table-cell>
          <table:table-cell office:value-type="string" calcext:value-type="string">
            <text:p>ROYAL RUMBLE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zerogu2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BDC0</text:p>
          </table:table-cell>
          <table:table-cell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mbie Revenge</text:p>
          </table:table-cell>
          <table:table-cell office:value-type="string" calcext:value-type="string">
            <text:p>zombrvn</text:p>
          </table:table-cell>
          <table:table-cell office:value-type="string" calcext:value-type="string">
            <text:p>ZOMBIE REVENGE IN JAPAN</text:p>
          </table:table-cell>
          <table:table-cell office:value-type="string" calcext:value-type="string">
            <text:p>BAD0</text:p>
          </table:table-cell>
          <table:table-cell/>
          <table:table-cell office:value-type="string" calcext:value-type="string">
            <text:p>746314359647ddeec7e3927dedf28a80</text:p>
          </table:table-cell>
        </table:table-row>
      </table:table>
      <table:table table:name="game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game_checksum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tage 1 (Copied from games table)</text:p>
          </table:table-cell>
          <table:table-cell table:number-columns-repeated="2"/>
          <table:table-cell office:value-type="string" calcext:value-type="string">
            <text:p>Stage 2 (DB Ready)</text:p>
          </table:table-cell>
          <table:table-cell table:number-columns-repeated="2"/>
          <table:table-cell office:value-type="string" calcext:value-type="string">
            <text:p>Insertion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_id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md5sum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622a876ecea1eef6140425b7b8ca7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3622a876ecea1eef6140425b7b8ca7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f8822739aca032a936045b118aa97e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761d5f3ac44b749894a9e1227146d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761d5f3ac44b749894a9e1227146d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9194ea9012af1516f2dc4435a5cd872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02a474878d5eb61a61654b7ca6ca9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a02a474878d5eb61a61654b7ca6ca9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6f63a2dfa05b670fda527aec7b28aa0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3576e82b79344b0b58c0bfcceb238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e3576e82b79344b0b58c0bfcceb238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a656fb294a69fe291160bfd59c10c09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e0a53f57a98354b234fc54499259ce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e0a53f57a98354b234fc54499259ce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7cb54b88f28b20ef5857a47d8dfce17e</text:p>
          </table:table-cell>
          <table:table-cell office:value-type="string" calcext:value-type="string">
            <text:p>Unlock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94376f6300be0bf306f51af847ec17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94376f6300be0bf306f51af847ec1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0b68369a1d4bd4c2376a145a835af1f</text:p>
          </table:table-cell>
          <table:table-cell office:value-type="string" calcext:value-type="string">
            <text:p>Unlocked, Debu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o Comm Board</text:p>
          </table:table-cell>
          <table:table-cell office:value-type="string" calcext:value-type="string">
            <text:p>n1-biohazard_code_veronica_no_comm_board-[25709801].b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b4963f26e8f21247e6495fe14c3de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b4963f26e8f21247e6495fe14c3de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e5802b9f7c948e1f8863a817c0f783d</text:p>
          </table:table-cell>
          <table:table-cell office:value-type="string" calcext:value-type="string">
            <text:p>Characters Unlocked</text:p>
          </table:table-cell>
          <table:table-cell office:value-type="string" calcext:value-type="string">
            <text:p>the_king_of_fighters_neo_wave_characters_unlocked_AW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2fe96c0d96e24e2cbb0dc96e5cc6dd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2fe96c0d96e24e2cbb0dc96e5cc6dd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King of Fighters XI Unlock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e736bc6f6c6a3874b1b629c61bc77c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4e736bc6f6c6a3874b1b629c61bc77cd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e3011390df5f6b3fa01c8eb7a80ed93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<text:s/>aw-knights_of_valour_the_7_spirits_dubhe_unlocked_AW03.b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2464f98a6ba0064a85d04147ac544a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52464f98a6ba0064a85d04147ac544a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5dba3d19a6870aa7783bf79741da111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MBAA Unlock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08cd5db56d0cabe77215e187cf7477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08cd5db56d0cabe77215e187cf7477d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ce Hack</text:p>
          </table:table-cell>
          <table:table-cell office:value-type="string" calcext:value-type="string">
            <text:p>Violent Metal Slug 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939ab13631d1d597e47e662c24da2f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939ab13631d1d597e47e662c24da2f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1b99ecede905e436097a07490d008cb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eogeobattlecoliseum_unlocked_AW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1d13ecee91c99a4180d82ed35c7ae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f8822739aca032a936045b118aa97e2</text:p>
          </table:table-cell>
          <table:table-cell office:value-type="string" calcext:value-type="string">
            <text:p>Unlocke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3e48c1d46ae31a298139121eef7a69fa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power_stone_2-unlocked-[841-0008].b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29d05776bc0034d31b90dad2f3b2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41d13ecee91c99a4180d82ed35c7ae2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1c5c2a29604f8006b9f2100a7b99a016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n1-rival_schools_2_{project_justice}_unlocked-[841-0015].b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f9a62fa7e5b55156dbb8370100f8e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9194ea9012af1516f2dc4435a5cd872</text:p>
          </table:table-cell>
          <table:table-cell office:value-type="string" calcext:value-type="string">
            <text:p>Unlocke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03481be221c56d81253e5c0f6af00f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unlocked_AW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6b81d570c6b8440813a670c6cae83c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829d05776bc0034d31b90dad2f3b25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f1ad2727cf5eb533fe2fad4f5b24a94c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the_rumble_fish_2_unlocked_AW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22ab7303762710d8ae92f05e527267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6f63a2dfa05b670fda527aec7b28aa0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d4bfa069dbccab408907e6bb78162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a656fb294a69fe291160bfd59c10c09</text:p>
          </table:table-cell>
          <table:table-cell office:value-type="string" calcext:value-type="string">
            <text:p>Unlocked, Debug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8f9a62fa7e5b55156dbb8370100f8e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7cb54b88f28b20ef5857a47d8dfce17e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9be8fc69fb5cff78959381116e4b1a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0b68369a1d4bd4c2376a145a835af1f</text:p>
          </table:table-cell>
          <table:table-cell office:value-type="string" calcext:value-type="string">
            <text:p>Unlocked, Debu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8358351d9c6c39a544a44eb81fd20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6b81d570c6b8440813a670c6cae83c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632b346dd3bc86fa512ba632fb8cc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22ab7303762710d8ae92f05e527267e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791905ba2c1df6d0ce8b4187757b2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d4bfa069dbccab408907e6bb781628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669b1236399e81b3f9549a13b2a24c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43e2777da28ee902092bd94ab969d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0ff196c7b0e2fa027cfa60dbf37ecb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9be8fc69fb5cff78959381116e4b1a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b93e80f697cb1548114d9c49f3781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8358351d9c6c39a544a44eb81fd202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06d0a09d29a49042e8f3bbce50ffe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632b346dd3bc86fa512ba632fb8cc9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a327a0fa215705e74d17207008881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791905ba2c1df6d0ce8b4187757b2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8669b1236399e81b3f9549a13b2a24c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8d9905427a0a4ba3987deb2164b86d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43e2777da28ee902092bd94ab969d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52316de05a78b787e8f19c6f54ab5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70ff196c7b0e2fa027cfa60dbf37ecb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2d148e24f90876ec1cd393620df8fa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6b93e80f697cb1548114d9c49f3781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7b05b0f916a7dca33f8779b53dd3ae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06d0a09d29a49042e8f3bbce50ffe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1fa327a0fa215705e74d17207008881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b0a87fce56d89a31f2f1ce8e4ae8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b1832b8015865c78267fbb6a0b9728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8d9905427a0a4ba3987deb2164b86d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52316de05a78b787e8f19c6f54ab56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5a9ec8056b545c04d3286ab8c3d7c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2d148e24f90876ec1cd393620df8faa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d67421b47367e0dc96ffc5c02e2c03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37b05b0f916a7dca33f8779b53dd3ae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d834da04901158de27e677a9f0bb21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968c9c4700c3f965cdfd8be8ee6c48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b0a87fce56d89a31f2f1ce8e4ae8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6ceb4d944231f484e32742cacc6160b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b1832b8015865c78267fbb6a0b9728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e0785098b0f2bb0359d6ac09d88b7d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67190bdebd77afb7b7a7d4825f0891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5a9ec8056b545c04d3286ab8c3d7c1c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d67421b47367e0dc96ffc5c02e2c03a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2aa72d4585aa72ec762ae1313ed85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8d834da04901158de27e677a9f0bb21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c968c9c4700c3f965cdfd8be8ee6c48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76883113561691d1cb1f14132e380c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76ceb4d944231f484e32742cacc6160b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0e0785098b0f2bb0359d6ac09d88b7d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c69ba6805a308fa486ecdb7deba86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67190bdebd77afb7b7a7d4825f0891e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4087f0fddf9930bb15f5d7aab713625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6c27cbc9076033f3e4bb6879f63bfcb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32aa72d4585aa72ec762ae1313ed851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4e55dad33bc291fc33c54faf4bef21f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5322155ec591f17ecbe2f7fca0404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76883113561691d1cb1f14132e380c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d70e430c986b8476026435f550ee37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dec69ba6805a308fa486ecdb7deba86d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bd1a993fd68044cef835dbe955e02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94087f0fddf9930bb15f5d7aab71362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3399d6b16623e1fefd36da42c0e2b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46c27cbc9076033f3e4bb6879f63bfcb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34e55dad33bc291fc33c54faf4bef21f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38d3a65f5c0b13e338410d46790ffb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45322155ec591f17ecbe2f7fca0404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d529dc23b84479f172a0a3cc8efdb9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5d70e430c986b8476026435f550ee37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d296b557fa9869a8aacad810e3a4a1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24104bf736f014ad51f4554757625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bd1a993fd68044cef835dbe955e027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25b8d67334541d456b68a965ee5cee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399d6b16623e1fefd36da42c0e2b2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196b666409fe8966e7ca1f5894653a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f1b966dcf1959631301698dc2dffa2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8d3a65f5c0b13e338410d46790ffb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6cef947988a6b024b91733cccdff1c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d529dc23b84479f172a0a3cc8efdb9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d8a91afd4eb2888356cba56b78bf31a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2d296b557fa9869a8aacad810e3a4a1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3f006b79e89bd3722cd783c12adb83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f24104bf736f014ad51f4554757625c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c391ae1e7a971f71a4d32074bc0259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25b8d67334541d456b68a965ee5cee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o Comm Boar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b7d81c2a0792267d0733beea59560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2196b666409fe8966e7ca1f5894653a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8a228f5339ea02dd10b6e52f3738e9a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f1b966dcf1959631301698dc2dffa2d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c9fe9077403de41cf63ce95abb92d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6cef947988a6b024b91733cccdff1c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3c1d87fad1eafc0ed6d970fd81c6e5a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d8a91afd4eb2888356cba56b78bf31a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f358e2f6f29e698a5c871d225d2827f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3f006b79e89bd3722cd783c12adb83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a13220f426550056ce9d4d1c17f77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c391ae1e7a971f71a4d32074bc0259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2f2ae6943d07ad77706b0fa2213f11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d17110eaa207d98fbbc694f962d0ae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b7d81c2a0792267d0733beea59560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c05d14522b277e1aecdfd4e2b3f5bf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38a228f5339ea02dd10b6e52f3738e9a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737c3ccea538ff56f4088e6baf23a2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c9fe9077403de41cf63ce95abb92d7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ed78464ebd88e69990cfb44dd4a8b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3c1d87fad1eafc0ed6d970fd81c6e5a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f27edbf99b5f44f278ef20c372a17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f358e2f6f29e698a5c871d225d2827f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efd869b0d688a80a8ab8c51f4897d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a13220f426550056ce9d4d1c17f775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a2f2ae6943d07ad77706b0fa2213f11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b0a1ca3fa1d8bc2e347b0a73e20a7a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5d17110eaa207d98fbbc694f962d0ae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b5d8bc3d53336df73a82facbe3d0e0f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8c05d14522b277e1aecdfd4e2b3f5bf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82e5a9f5d263dfb33a75b873ee5ed2f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f737c3ccea538ff56f4088e6baf23a2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87a36a3716c3e9962f5589181a9da3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5ed78464ebd88e69990cfb44dd4a8b8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32f27edbf99b5f44f278ef20c372a17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5ad943015ef3ad5829179c25ee7dd4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4efd869b0d688a80a8ab8c51f4897d2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6fd2b26c5d2d07c1f033d121b6315f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b0a1ca3fa1d8bc2e347b0a73e20a7a4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fb5d8bc3d53336df73a82facbe3d0e0f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1d84032a589b2f4284ad1e182eb555c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f82e5a9f5d263dfb33a75b873ee5ed2f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9c586fb6fd5cae728a76c8e6d1cd3e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587a36a3716c3e9962f5589181a9da3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6424ee6b07b6f94fd250e8b245b5468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5ad943015ef3ad5829179c25ee7dd46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4efa6bc244d080234f87046460f65f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2e5802b9f7c948e1f8863a817c0f783d</text:p>
          </table:table-cell>
          <table:table-cell office:value-type="string" calcext:value-type="string">
            <text:p>Characters Unlocke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2ea18573c5e3ee07bc27de78c435b67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37a2ccc770892d3b6fa44b69e8346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6fd2b26c5d2d07c1f033d121b6315f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c1fff21f7a9ce38b52811366dc33d6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9f7c315e087d7265aea09759235767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1d84032a589b2f4284ad1e182eb555c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6647c04d7dfad18c69cda0a05f8a4df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49c586fb6fd5cae728a76c8e6d1cd3e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84654367130c4ac4835d1e888d911d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ee3011390df5f6b3fa01c8eb7a80ed93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79e799467b62c5bf2b6225c478da085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6424ee6b07b6f94fd250e8b245b5468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4a51c5a2164cd598ae4432bb4608e4d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4efa6bc244d080234f87046460f65f0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b445e4e1bae377b1cceda5bf99dc98f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2ea18573c5e3ee07bc27de78c435b6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a38b1b68334325069b11e2d0b256bb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e37a2ccc770892d3b6fa44b69e83460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d027c129b3d7b7ac2e1f1b6a14163cc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b36c3f5b93e7b609b4d90a7f3b25c7a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8c1fff21f7a9ce38b52811366dc33d6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7884a6344357e4523ceeae8c38b2cd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49f7c315e087d7265aea09759235767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f6647c04d7dfad18c69cda0a05f8a4df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f84654367130c4ac4835d1e888d911d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79e799467b62c5bf2b6225c478da085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9f8fe65f0ed9c120e4e90afda947e5dd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5ca7de0858e34315faa950b2da7c2a7c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4a51c5a2164cd598ae4432bb4608e4d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3c0a2013b0a4df378d62af1249e1337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3b445e4e1bae377b1cceda5bf99dc98f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c1cd1c59d2aba7f0e799b86436d97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6a38b1b68334325069b11e2d0b256bb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1e8578575395048001847b18c019a9b 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0d027c129b3d7b7ac2e1f1b6a14163cc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127d7858cf3f406d61c94f261c6315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5dba3d19a6870aa7783bf79741da111f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5d922fa0c6782783d1c49437dced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b36c3f5b93e7b609b4d90a7f3b25c7a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77884a6344357e4523ceeae8c38b2cd5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233f3c659fce2614166db1a1c11b36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ce Hack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9ff0c864864bf26ae7cc73c06d35717a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6f6261689f6ac143ba893e0de46469e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f11ebe526af10b8989fe38a0dbbba5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71368db8c8ca045859203464014a44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9f8fe65f0ed9c120e4e90afda947e5dd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678d946f66f803113613d4a567a3d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5ca7de0858e34315faa950b2da7c2a7c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af9021b6e6d881f55f01c5229e3ea8e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3c0a2013b0a4df378d62af1249e13372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64863a1556bc914ac222045a1831dd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c1cd1c59d2aba7f0e799b86436d9723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87a82edc6800cd090023111f655cf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1e8578575395048001847b18c019a9b 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49f5954150e43a0728bf9b9efbdca5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a127d7858cf3f406d61c94f261c63154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c067a5094ba46566cc7b930e506845c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c65d922fa0c6782783d1c49437dced6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edc2a8c9b9992b39d4ec76a92a77dbd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1b99ecede905e436097a07490d008cb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2619076f62d69c6b23e68a89ceeae71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367263294e949a72c115d7168eaacc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233f3c659fce2614166db1a1c11b36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9414b6dba46a9ea83e088e9eaaed1e7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9ff0c864864bf26ae7cc73c06d35717a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337f2d2e352f52b3cb0d05350fb432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6f6261689f6ac143ba893e0de46469e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80d8caffc3baa7298998d0e99228c4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5f11ebe526af10b8989fe38a0dbbba59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944f96c98215e712ad795774dc22f6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171368db8c8ca045859203464014a44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9ca9bf9745e426630dd772bb7aba6e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6678d946f66f803113613d4a567a3d5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6af9021b6e6d881f55f01c5229e3ea8e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58a40c56bbc46bf3af684dcc8bad6a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564863a1556bc914ac222045a1831dd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3e48c1d46ae31a298139121eef7a69fa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f3f0cb6d88beb629c6f0c4537d0617b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f87a82edc6800cd090023111f655cf17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1c5c2a29604f8006b9f2100a7b99a016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8ced04a27274a5ce96614c277c20cc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849f5954150e43a0728bf9b9efbdca5a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42c1e57649920f7ff551343c2f7b0fc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c067a5094ba46566cc7b930e506845c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cedc2a8c9b9992b39d4ec76a92a77dbd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403f22bcf65662c6b737def5e142882c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e2619076f62d69c6b23e68a89ceeae7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3367263294e949a72c115d7168eaacc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8c70377d6928f3378b891dd64df5e2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9414b6dba46a9ea83e088e9eaaed1e7e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8337f2d2e352f52b3cb0d05350fb432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80d8caffc3baa7298998d0e99228c462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a575a13421334eb52ab5bc1942dfb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944f96c98215e712ad795774dc22f6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4ab4b0036006f6bd5e4d0a4f2824636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9ca9bf9745e426630dd772bb7aba6e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80e4ac1ce7621ccd3de86454fdd09fa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1203481be221c56d81253e5c0f6af00f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706724f7163d184d90fd13ab4c07b2c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1bb7c6d8295493e70a157dc8d556edb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c58a40c56bbc46bf3af684dcc8bad6ae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f1ad2727cf5eb533fe2fad4f5b24a94c</text:p>
          </table:table-cell>
          <table:table-cell office:value-type="string" calcext:value-type="string">
            <text:p>Unlocked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f7f3319e9d399e022135cef4a0976fd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314cec9d79f51f98c71359fe4ba0a8c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2f3f0cb6d88beb629c6f0c4537d0617b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342842c2b812fa18d5d32194e7509fd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84c6fe53b4782fdd886a8684568435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18ced04a27274a5ce96614c277c20cc5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8f12b9cceedd67fc94df563885a2e1c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42c1e57649920f7ff551343c2f7b0fc6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ff28abcae0ed21504432f5d001fccab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a1877715377e67f7158645142fa387a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403f22bcf65662c6b737def5e142882c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d609d759d2d507ce9a084fa6491da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18c70377d6928f3378b891dd64df5e27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ea4a058d25e5b2b2e07f76ee9b073c1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4c6596f9df931b6e179579152bfedbf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9d9d57d75fc41ca3e0a150943e7e81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cca575a13421334eb52ab5bc1942dfb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4ab4b0036006f6bd5e4d0a4f2824636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53b98e6b4f0ecba35763dc868a3f1d7e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c80e4ac1ce7621ccd3de86454fdd09fa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3706724f7163d184d90fd13ab4c07b2c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1343d770150f67444dad95f1568d2c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1bb7c6d8295493e70a157dc8d556edb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d5bc83727e6844309fc0f3619b953ed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ff7f3319e9d399e022135cef4a0976fd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821d95d7aedf9c8489bd3929881a692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1314cec9d79f51f98c71359fe4ba0a8c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6b7ff5ad7969bdff6c8f4c41825661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342842c2b812fa18d5d32194e7509fd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89f41fb4143455e0de5c3d49e7f87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f84c6fe53b4782fdd886a86845684355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86463415da234c37a510a62a4c43e36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28f12b9cceedd67fc94df563885a2e1c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9338511b5f281aac639c77e4ce3d84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5ff28abcae0ed21504432f5d001fccab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3e788d296f9ad12327b7f5c7b43f4d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a1877715377e67f7158645142fa387a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62b3fd585a0935eabdbe4015a5faff76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3d77e160b2fc18b0fad7cc7efc9378e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00d609d759d2d507ce9a084fa6491da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63259115f6e219c4d372edaa5313016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0ea4a058d25e5b2b2e07f76ee9b073c1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93959442ad4ac40f82ba339421524b6f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74c6596f9df931b6e179579152bfedbf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562bb7120f2f27000d70185ea214580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9d9d57d75fc41ca3e0a150943e7e81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9810c9dfdd405085351f54e8d47600f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392ae7b6aa46aa3737ace1754671ad3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53b98e6b4f0ecba35763dc868a3f1d7e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bb1413ba2ec2ca70ee9ab37306eaf7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74ca0ec84c4cfbe903ca62a68a596b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b1343d770150f67444dad95f1568d2c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8af6d1a011ea440461b783abefcb427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2d5bc83727e6844309fc0f3619b953ed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53114a599298f4af35ac545b531a4d5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88961f4899e62df8005387be01a6c9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821d95d7aedf9c8489bd3929881a6926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5c828ce9b1e6421414e6b4fbae0b86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e6b7ff5ad7969bdff6c8f4c41825661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e73158e343ed04795e5bd0cc20b065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b89f41fb4143455e0de5c3d49e7f876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6744b9d08ef953e30bc6933eca613c7a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86463415da234c37a510a62a4c43e368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ec44d152ccd630d68f5df85293e06b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09338511b5f281aac639c77e4ce3d84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822f7adfbce58345d1e81b7b20444ae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e3e788d296f9ad12327b7f5c7b43f4d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36561a6fe8b6387a1f0558372d9c4ce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62b3fd585a0935eabdbe4015a5faff76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89b214a71a7ff0721fba674dfb678c3c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33d77e160b2fc18b0fad7cc7efc9378e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3fba9ad492f96f0bfb709532582d51c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63259115f6e219c4d372edaa5313016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NetDIMM Fix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3959442ad4ac40f82ba339421524b6f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4db52ecafa31e8a1fde99d035ca878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562bb7120f2f27000d70185ea2145809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40f4134ee33244cb880fd8fa1828055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b9810c9dfdd405085351f54e8d47600f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443d4b7f30cf1dc8fb9bffdedbb782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392ae7b6aa46aa3737ace1754671ad38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bf56882bcacf9f688e32c0883fe524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0bb1413ba2ec2ca70ee9ab37306eaf74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5de1901d83fcfa5ca8bedad12ff569a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774ca0ec84c4cfbe903ca62a68a596b4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1a19b7d9ef4f04c2ead7fbd1708cf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8af6d1a011ea440461b783abefcb4278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4a91a1463f9beba6b76a12edec55dd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53114a599298f4af35ac545b531a4d5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46314359647ddeec7e3927dedf28a8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088961f4899e62df8005387be01a6c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05c828ce9b1e6421414e6b4fbae0b8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2e73158e343ed04795e5bd0cc20b06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6744b9d08ef953e30bc6933eca613c7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eec44d152ccd630d68f5df85293e06b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822f7adfbce58345d1e81b7b20444ae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236561a6fe8b6387a1f0558372d9c4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89b214a71a7ff0721fba674dfb678c3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53fba9ad492f96f0bfb709532582d51c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NetDIMM F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f4db52ecafa31e8a1fde99d035ca87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40f4134ee33244cb880fd8fa1828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0443d4b7f30cf1dc8fb9bffdedbb7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cbf56882bcacf9f688e32c0883fe5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75de1901d83fcfa5ca8bedad12ff569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71a19b7d9ef4f04c2ead7fbd1708cf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c4a91a1463f9beba6b76a12edec55dd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746314359647ddeec7e3927dedf28a80</text:p>
          </table:table-cell>
          <table:table-cell table:number-columns-repeated="5"/>
        </table:table-row>
      </table:table>
      <table:table table:name="work_1" table:style-name="ta1">
        <table:table-column table:style-name="co1" table:default-cell-style-name="Default"/>
        <table:table-row table:style-name="ro1">
          <table:table-cell office:value-type="string" calcext:value-type="string">
            <text:p>alpilota</text:p>
          </table:table-cell>
        </table:table-row>
        <table:table-row table:style-name="ro1">
          <table:table-cell office:value-type="string" calcext:value-type="string">
            <text:p>ausfache</text:p>
          </table:table-cell>
        </table:table-row>
        <table:table-row table:style-name="ro1">
          <table:table-cell office:value-type="string" calcext:value-type="string">
            <text:p>alienfnt</text:p>
          </table:table-cell>
        </table:table-row>
        <table:table-row table:style-name="ro1">
          <table:table-cell office:value-type="string" calcext:value-type="string">
            <text:p>anmlbskt</text:p>
          </table:table-cell>
        </table:table-row>
        <table:table-row table:style-name="ro1">
          <table:table-cell office:value-type="string" calcext:value-type="string">
            <text:p>azumanga</text:p>
          </table:table-cell>
        </table:table-row>
        <table:table-row table:style-name="ro1">
          <table:table-cell office:value-type="string" calcext:value-type="string">
            <text:p>beachspi</text:p>
          </table:table-cell>
        </table:table-row>
        <table:table-row table:style-name="ro1">
          <table:table-cell office:value-type="string" calcext:value-type="string">
            <text:p>bdrdown</text:p>
          </table:table-cell>
        </table:table-row>
        <table:table-row table:style-name="ro1">
          <table:table-cell office:value-type="string" calcext:value-type="string">
            <text:p>moeru</text:p>
          </table:table-cell>
        </table:table-row>
        <table:table-row table:style-name="ro1">
          <table:table-cell office:value-type="string" calcext:value-type="string">
            <text:p>cspike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field</text:p>
          </table:table-cell>
        </table:table-row>
        <table:table-row table:style-name="ro1">
          <table:table-cell office:value-type="string" calcext:value-type="string">
            <text:p>cleoftp</text:p>
          </table:table-cell>
        </table:table-row>
        <table:table-row table:style-name="ro1">
          <table:table-cell office:value-type="string" calcext:value-type="string">
            <text:p>clubkrte</text:p>
          </table:table-cell>
        </table:table-row>
        <table:table-row table:style-name="ro1">
          <table:table-cell office:value-type="string" calcext:value-type="string">
            <text:p>confmiss</text:p>
          </table:table-cell>
        </table:table-row>
        <table:table-row table:style-name="ro1">
          <table:table-cell office:value-type="string" calcext:value-type="string">
            <text:p>csmash</text:p>
          </table:table-cell>
        </table:table-row>
        <table:table-row table:style-name="ro1">
          <table:table-cell office:value-type="string" calcext:value-type="string">
            <text:p>crackndj</text:p>
          </table:table-cell>
        </table:table-row>
        <table:table-row table:style-name="ro1">
          <table:table-cell office:value-type="string" calcext:value-type="string">
            <text:p>crackndj2</text:p>
          </table:table-cell>
        </table:table-row>
        <table:table-row table:style-name="ro1">
          <table:table-cell office:value-type="string" calcext:value-type="string">
            <text:p>crzytaxi</text:p>
          </table:table-cell>
        </table:table-row>
        <table:table-row table:style-name="ro1">
          <table:table-cell office:value-type="string" calcext:value-type="string">
            <text:p>crazy3</text:p>
          </table:table-cell>
        </table:table-row>
        <table:table-row table:style-name="ro1">
          <table:table-cell office:value-type="string" calcext:value-type="string">
            <text:p>doa2</text:p>
          </table:table-cell>
        </table:table-row>
        <table:table-row table:style-name="ro1">
          <table:table-cell office:value-type="string" calcext:value-type="string">
            <text:p>doa2m</text:p>
          </table:table-cell>
        </table:table-row>
        <table:table-row table:style-name="ro1">
          <table:table-cell office:value-type="string" calcext:value-type="string">
            <text:p>deathcox</text:p>
          </table:table-cell>
        </table:table-row>
        <table:table-row table:style-name="ro1">
          <table:table-cell office:value-type="string" calcext:value-type="string">
            <text:p>demofist</text:p>
          </table:table-cell>
        </table:table-row>
        <table:table-row table:style-name="ro1">
          <table:table-cell office:value-type="string" calcext:value-type="string">
            <text:p>derbyoc</text:p>
          </table:table-cell>
        </table:table-row>
        <table:table-row table:style-name="ro1">
          <table:table-cell office:value-type="string" calcext:value-type="string">
            <text:p>derbyoc2</text:p>
          </table:table-cell>
        </table:table-row>
        <table:table-row table:style-name="ro1">
          <table:table-cell office:value-type="string" calcext:value-type="string">
            <text:p>derbyocw</text:p>
          </table:table-cell>
        </table:table-row>
        <table:table-row table:style-name="ro1">
          <table:table-cell office:value-type="string" calcext:value-type="string">
            <text:p>dirtypig</text:p>
          </table:table-cell>
        </table:table-row>
        <table:table-row table:style-name="ro1">
          <table:table-cell office:value-type="string" calcext:value-type="string">
            <text:p>starseek</text:p>
          </table:table-cell>
        </table:table-row>
        <table:table-row table:style-name="ro1">
          <table:table-cell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dygolf</text:p>
          </table:table-cell>
        </table:table-row>
        <table:table-row table:style-name="ro1">
          <table:table-cell office:value-type="string" calcext:value-type="string">
            <text:p>dybbnao</text:p>
          </table:table-cell>
        </table:table-row>
        <table:table-row table:style-name="ro1">
          <table:table-cell office:value-type="string" calcext:value-type="string">
            <text:p>asndynmt</text:p>
          </table:table-cell>
        </table:table-row>
        <table:table-row table:style-name="ro1">
          <table:table-cell office:value-type="string" calcext:value-type="string">
            <text:p>ftspeed</text:p>
          </table:table-cell>
        </table:table-row>
        <table:table-row table:style-name="ro1">
          <table:table-cell office:value-type="string" calcext:value-type="string">
            <text:p>fotns</text:p>
          </table:table-cell>
        </table:table-row>
        <table:table-row table:style-name="ro1">
          <table:table-cell office:value-type="string" calcext:value-type="string">
            <text:p>forfiv</text:p>
          </table:table-cell>
        </table:table-row>
        <table:table-row table:style-name="ro1"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gsquad</text:p>
          </table:table-cell>
        </table:table-row>
        <table:table-row table:style-name="ro1">
          <table:table-cell office:value-type="string" calcext:value-type="string">
            <text:p>ggram2</text:p>
          </table:table-cell>
        </table:table-row>
        <table:table-row table:style-name="ro1">
          <table:table-cell office:value-type="string" calcext:value-type="string">
            <text:p>gram2000</text:p>
          </table:table-cell>
        </table:table-row>
        <table:table-row table:style-name="ro1">
          <table:table-cell office:value-type="string" calcext:value-type="string">
            <text:p>toukon4</text:p>
          </table:table-cell>
        </table:table-row>
        <table:table-row table:style-name="ro1">
          <table:table-cell office:value-type="string" calcext:value-type="string">
            <text:p>gwing2</text:p>
          </table:table-cell>
        </table:table-row>
        <table:table-row table:style-name="ro1">
          <table:table-cell office:value-type="string" calcext:value-type="string">
            <text:p>ggisuka</text:p>
          </table:table-cell>
        </table:table-row>
        <table:table-row table:style-name="ro1">
          <table:table-cell office:value-type="string" calcext:value-type="string">
            <text:p>ggx</text:p>
          </table:table-cell>
        </table:table-row>
        <table:table-row table:style-name="ro1">
          <table:table-cell office:value-type="string" calcext:value-type="string">
            <text:p>ggx15</text:p>
          </table:table-cell>
        </table:table-row>
        <table:table-row table:style-name="ro1">
          <table:table-cell office:value-type="string" calcext:value-type="string">
            <text:p>ggxx</text:p>
          </table:table-cell>
        </table:table-row>
        <table:table-row table:style-name="ro1">
          <table:table-cell office:value-type="string" calcext:value-type="string">
            <text:p>ggxxac</text:p>
          </table:table-cell>
        </table:table-row>
        <table:table-row table:style-name="ro1">
          <table:table-cell office:value-type="string" calcext:value-type="string">
            <text:p>ggxxrl</text:p>
          </table:table-cell>
        </table:table-row>
        <table:table-row table:style-name="ro1">
          <table:table-cell office:value-type="string" calcext:value-type="string">
            <text:p>ggxxsla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bos</text:p>
          </table:table-cell>
        </table:table-row>
        <table:table-row table:style-name="ro1">
          <table:table-cell office:value-type="string" calcext:value-type="string">
            <text:p>hmgeo</text:p>
          </table:table-cell>
        </table:table-row>
        <table:table-row table:style-name="ro1">
          <table:table-cell office:value-type="string" calcext:value-type="string">
            <text:p>hotd2</text:p>
          </table:table-cell>
        </table:table-row>
        <table:table-row table:style-name="ro1">
          <table:table-cell office:value-type="string" calcext:value-type="string">
            <text:p>hotd3</text:p>
          </table:table-cell>
        </table:table-row>
        <table:table-row table:style-name="ro1">
          <table:table-cell office:value-type="string" calcext:value-type="string">
            <text:p>ikaruga</text:p>
          </table:table-cell>
        </table:table-row>
        <table:table-row table:style-name="ro1">
          <table:table-cell office:value-type="string" calcext:value-type="string">
            <text:p>illvelo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jambo</text:p>
          </table:table-cell>
        </table:table-row>
        <table:table-row table:style-name="ro1">
          <table:table-cell office:value-type="string" calcext:value-type="string">
            <text:p>jingystm</text:p>
          </table:table-cell>
        </table:table-row>
        <table:table-row table:style-name="ro1">
          <table:table-cell office:value-type="string" calcext:value-type="string">
            <text:p>karous</text:p>
          </table:table-cell>
        </table:table-row>
        <table:table-row table:style-name="ro1">
          <table:table-cell office:value-type="string" calcext:value-type="string">
            <text:p>kenju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xi</text:p>
          </table:table-cell>
        </table:table-row>
        <table:table-row table:style-name="ro1">
          <table:table-cell office:value-type="string" calcext:value-type="string">
            <text:p>kofxiunlocked</text:p>
          </table:table-cell>
        </table:table-row>
        <table:table-row table:style-name="ro1">
          <table:table-cell office:value-type="string" calcext:value-type="string">
            <text:p>kingrt66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urucham</text:p>
          </table:table-cell>
        </table:table-row>
        <table:table-row table:style-name="ro1"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lupinsho</text:p>
          </table:table-cell>
        </table:table-row>
        <table:table-row table:style-name="ro1">
          <table:table-cell office:value-type="string" calcext:value-type="string">
            <text:p>luptype</text:p>
          </table:table-cell>
        </table:table-row>
        <table:table-row table:style-name="ro1">
          <table:table-cell office:value-type="string" calcext:value-type="string">
            <text:p>mamonoro</text:p>
          </table:table-cell>
        </table:table-row>
        <table:table-row table:style-name="ro1">
          <table:table-cell office:value-type="string" calcext:value-type="string">
            <text:p>mkgp</text:p>
          </table:table-cell>
        </table:table-row>
        <table:table-row table:style-name="ro1">
          <table:table-cell office:value-type="string" calcext:value-type="string">
            <text:p>mkgp2</text:p>
          </table:table-cell>
        </table:table-row>
        <table:table-row table:style-name="ro1">
          <table:table-cell office:value-type="string" calcext:value-type="string">
            <text:p>marstv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axspeed</text:p>
          </table:table-cell>
        </table:table-row>
        <table:table-row table:style-name="ro1">
          <table:table-cell office:value-type="string" calcext:value-type="string">
            <text:p>mok</text:p>
          </table:table-cell>
        </table:table-row>
        <table:table-row table:style-name="ro1">
          <table:table-cell office:value-type="string" calcext:value-type="string">
            <text:p>meltyb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gundmct</text:p>
          </table:table-cell>
        </table:table-row>
        <table:table-row table:style-name="ro1">
          <table:table-cell office:value-type="string" calcext:value-type="string">
            <text:p>gundmxgd</text:p>
          </table:table-cell>
        </table:table-row>
        <table:table-row table:style-name="ro1">
          <table:table-cell office:value-type="string" calcext:value-type="string">
            <text:p>monkeyba</text:p>
          </table:table-cell>
        </table:table-row>
        <table:table-row table:style-name="ro1">
          <table:table-cell office:value-type="string" calcext:value-type="string">
            <text:p>chocomk</text:p>
          </table:table-cell>
        </table:table-row>
        <table:table-row table:style-name="ro1">
          <table:table-cell office:value-type="string" calcext:value-type="string">
            <text:p>mushi2</text:p>
          </table:table-cell>
        </table:table-row>
        <table:table-row table:style-name="ro1">
          <table:table-cell office:value-type="string" calcext:value-type="string">
            <text:p>mushi2k5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injaslt</text:p>
          </table:table-cell>
        </table:table-row>
        <table:table-row table:style-name="ro1">
          <table:table-cell office:value-type="string" calcext:value-type="string">
            <text:p>takoron</text:p>
          </table:table-cell>
        </table:table-row>
        <table:table-row table:style-name="ro1">
          <table:table-cell office:value-type="string" calcext:value-type="string">
            <text:p>oking</text:p>
          </table:table-cell>
        </table:table-row>
        <table:table-row table:style-name="ro1">
          <table:table-cell office:value-type="string" calcext:value-type="string">
            <text:p>outrun2</text:p>
          </table:table-cell>
        </table:table-row>
        <table:table-row table:style-name="ro1">
          <table:table-cell office:value-type="string" calcext:value-type="string">
            <text:p>outrun2spt</text:p>
          </table:table-cell>
        </table:table-row>
        <table:table-row table:style-name="ro1">
          <table:table-cell office:value-type="string" calcext:value-type="string">
            <text:p>otrigger</text:p>
          </table:table-cell>
        </table:table-row>
        <table:table-row table:style-name="ro1">
          <table:table-cell office:value-type="string" calcext:value-type="string">
            <text:p>pstone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syvar2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puyoda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qmegamis</text:p>
          </table:table-cell>
        </table:table-row>
        <table:table-row table:style-name="ro1">
          <table:table-cell office:value-type="string" calcext:value-type="string">
            <text:p>quizqgd</text:p>
          </table:table-cell>
        </table:table-row>
        <table:table-row table:style-name="ro1">
          <table:table-cell office:value-type="string" calcext:value-type="string">
            <text:p>radirgy</text:p>
          </table:table-cell>
        </table:table-row>
        <table:table-row table:style-name="ro1">
          <table:table-cell office:value-type="string" calcext:value-type="string">
            <text:p>radirgyn</text:p>
          </table:table-cell>
        </table:table-row>
        <table:table-row table:style-name="ro1">
          <table:table-cell office:value-type="string" calcext:value-type="string">
            <text:p>rhytngk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salmankt</text:p>
          </table:table-cell>
        </table:table-row>
        <table:table-row table:style-name="ro1">
          <table:table-cell office:value-type="string" calcext:value-type="string">
            <text:p>samba</text:p>
          </table:table-cell>
        </table:table-row>
        <table:table-row table:style-name="ro1">
          <table:table-cell office:value-type="string" calcext:value-type="string">
            <text:p>ssdown6</text:p>
          </table:table-cell>
        </table:table-row>
        <table:table-row table:style-name="ro1">
          <table:table-cell office:value-type="string" calcext:value-type="string">
            <text:p>bassfc</text:p>
          </table:table-cell>
        </table:table-row>
        <table:table-row table:style-name="ro1">
          <table:table-cell office:value-type="string" calcext:value-type="string">
            <text:p>scc</text:p>
          </table:table-cell>
        </table:table-row>
        <table:table-row table:style-name="ro1">
          <table:table-cell office:value-type="string" calcext:value-type="string">
            <text:p>sgc</text:p>
          </table:table-cell>
        </table:table-row>
        <table:table-row table:style-name="ro1">
          <table:table-cell office:value-type="string" calcext:value-type="string">
            <text:p>smarinef</text:p>
          </table:table-cell>
        </table:table-row>
        <table:table-row table:style-name="ro1">
          <table:table-cell office:value-type="string" calcext:value-type="string">
            <text:p>sstrkfgt</text:p>
          </table:table-cell>
        </table:table-row>
        <table:table-row table:style-name="ro1">
          <table:table-cell office:value-type="string" calcext:value-type="string">
            <text:p>sgtetris</text:p>
          </table:table-cell>
        </table:table-row>
        <table:table-row table:style-name="ro1">
          <table:table-cell office:value-type="string" calcext:value-type="string">
            <text:p>senko</text:p>
          </table:table-cell>
        </table:table-row>
        <table:table-row table:style-name="ro1">
          <table:table-cell office:value-type="string" calcext:value-type="string">
            <text:p>senkosp</text:p>
          </table:table-cell>
        </table:table-row>
        <table:table-row table:style-name="ro1">
          <table:table-cell office:value-type="string" calcext:value-type="string">
            <text:p>snt2001</text:p>
          </table:table-cell>
        </table:table-row>
        <table:table-row table:style-name="ro1">
          <table:table-cell office:value-type="string" calcext:value-type="string">
            <text:p>sntpwerup</text:p>
          </table:table-cell>
        </table:table-row>
        <table:table-row table:style-name="ro1">
          <table:table-cell office:value-type="string" calcext:value-type="string">
            <text:p>snt</text:p>
          </table:table-cell>
        </table:table-row>
        <table:table-row table:style-name="ro1">
          <table:table-cell office:value-type="string" calcext:value-type="string">
            <text:p>shikgam2</text:p>
          </table:table-cell>
        </table:table-row>
        <table:table-row table:style-name="ro1">
          <table:table-cell office:value-type="string" calcext:value-type="string">
            <text:p>sl2007</text:p>
          </table:table-cell>
        </table:table-row>
        <table:table-row table:style-name="ro1">
          <table:table-cell office:value-type="string" calcext:value-type="string">
            <text:p>shootopl</text:p>
          </table:table-cell>
        </table:table-row>
        <table:table-row table:style-name="ro1">
          <table:table-cell office:value-type="string" calcext:value-type="string">
            <text:p>slashout</text:p>
          </table:table-cell>
        </table:table-row>
        <table:table-row table:style-name="ro1">
          <table:table-cell office:value-type="string" calcext:value-type="string">
            <text:p>spawn</text:p>
          </table:table-cell>
        </table:table-row>
        <table:table-row table:style-name="ro1">
          <table:table-cell office:value-type="string" calcext:value-type="string">
            <text:p>spkrbtl</text:p>
          </table:table-cell>
        </table:table-row>
        <table:table-row table:style-name="ro1">
          <table:table-cell office:value-type="string" calcext:value-type="string">
            <text:p>sprtjam</text:p>
          </table:table-cell>
        </table:table-row>
        <table:table-row table:style-name="ro1">
          <table:table-cell office:value-type="string" calcext:value-type="string">
            <text:p>sprtshot</text:p>
          </table:table-cell>
        </table:table-row>
        <table:table-row table:style-name="ro1">
          <table:table-cell office:value-type="string" calcext:value-type="string">
            <text:p>sfz3ugd</text:p>
          </table:table-cell>
        </table:table-row>
        <table:table-row table:style-name="ro1">
          <table:table-cell office:value-type="string" calcext:value-type="string">
            <text:p>ss2005</text:p>
          </table:table-cell>
        </table:table-row>
        <table:table-row table:style-name="ro1">
          <table:table-cell office:value-type="string" calcext:value-type="string">
            <text:p>sushibar</text:p>
          </table:table-cell>
        </table:table-row>
        <table:table-row table:style-name="ro1">
          <table:table-cell office:value-type="string" calcext:value-type="string">
            <text:p>tetkiwam</text:p>
          </table:table-cell>
        </table:table-row>
        <table:table-row table:style-name="ro1">
          <table:table-cell office:value-type="string" calcext:value-type="string">
            <text:p>tokyobus</text:p>
          </table:table-cell>
        </table:table-row>
        <table:table-row table:style-name="ro1">
          <table:table-cell office:value-type="string" calcext:value-type="string">
            <text:p>toyfight</text:p>
          </table:table-cell>
        </table:table-row>
        <table:table-row table:style-name="ro1">
          <table:table-cell office:value-type="string" calcext:value-type="string">
            <text:p>trgheart</text:p>
          </table:table-cell>
        </table:table-row>
        <table:table-row table:style-name="ro1">
          <table:table-cell office:value-type="string" calcext:value-type="string">
            <text:p>trizeal</text:p>
          </table:table-cell>
        </table:table-row>
        <table:table-row table:style-name="ro1">
          <table:table-cell office:value-type="string" calcext:value-type="string">
            <text:p>totd</text:p>
          </table:table-cell>
        </table:table-row>
        <table:table-row table:style-name="ro1">
          <table:table-cell office:value-type="string" calcext:value-type="string">
            <text:p>undefeat</text:p>
          </table:table-cell>
        </table:table-row>
        <table:table-row table:style-name="ro1">
          <table:table-cell office:value-type="string" calcext:value-type="string">
            <text:p>usagiym</text:p>
          </table:table-cell>
        </table:table-row>
        <table:table-row table:style-name="ro1">
          <table:table-cell office:value-type="string" calcext:value-type="string">
            <text:p>vathlete</text:p>
          </table:table-cell>
        </table:table-row>
        <table:table-row table:style-name="ro1">
          <table:table-cell office:value-type="string" calcext:value-type="string">
            <text:p>vc3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irnba</text:p>
          </table:table-cell>
        </table:table-row>
        <table:table-row table:style-name="ro1">
          <table:table-cell office:value-type="string" calcext:value-type="string">
            <text:p>vs2_2k</text:p>
          </table:table-cell>
        </table:table-row>
        <table:table-row table:style-name="ro1">
          <table:table-cell office:value-type="string" calcext:value-type="string">
            <text:p>vs2002ex</text:p>
          </table:table-cell>
        </table:table-row>
        <table:table-row table:style-name="ro1">
          <table:table-cell office:value-type="string" calcext:value-type="string">
            <text:p>vstrik3</text:p>
          </table:table-cell>
        </table:table-row>
        <table:table-row table:style-name="ro1">
          <table:table-cell office:value-type="string" calcext:value-type="string">
            <text:p>vs4</text:p>
          </table:table-cell>
        </table:table-row>
        <table:table-row table:style-name="ro1">
          <table:table-cell office:value-type="string" calcext:value-type="string">
            <text:p>vtennis</text:p>
          </table:table-cell>
        </table:table-row>
        <table:table-row table:style-name="ro1">
          <table:table-cell office:value-type="string" calcext:value-type="string">
            <text:p>vtennis2</text:p>
          </table:table-cell>
        </table:table-row>
        <table:table-row table:style-name="ro1">
          <table:table-cell office:value-type="string" calcext:value-type="string">
            <text:p>vonot</text:p>
          </table:table-cell>
        </table:table-row>
        <table:table-row table:style-name="ro1">
          <table:table-cell office:value-type="string" calcext:value-type="string">
            <text:p>wmmt.gif</text:p>
          </table:table-cell>
        </table:table-row>
        <table:table-row table:style-name="ro1">
          <table:table-cell office:value-type="string" calcext:value-type="string">
            <text:p>wmmt2</text:p>
          </table:table-cell>
        </table:table-row>
        <table:table-row table:style-name="ro1">
          <table:table-cell office:value-type="string" calcext:value-type="string">
            <text:p>wrungp</text:p>
          </table:table-cell>
        </table:table-row>
        <table:table-row table:style-name="ro1">
          <table:table-cell office:value-type="string" calcext:value-type="string">
            <text:p>wldrider</text:p>
          </table:table-cell>
        </table:table-row>
        <table:table-row table:style-name="ro1">
          <table:table-cell office:value-type="string" calcext:value-type="string">
            <text:p>wsbbgd</text:p>
          </table:table-cell>
        </table:table-row>
        <table:table-row table:style-name="ro1">
          <table:table-cell office:value-type="string" calcext:value-type="string">
            <text:p>wwfroyal</text:p>
          </table:table-cell>
        </table:table-row>
        <table:table-row table:style-name="ro1">
          <table:table-cell office:value-type="string" calcext:value-type="string">
            <text:p>zerogu2</text:p>
          </table:table-cell>
        </table:table-row>
        <table:table-row table:style-name="ro1">
          <table:table-cell office:value-type="string" calcext:value-type="string">
            <text:p>zombrvn</text:p>
          </table:table-cell>
        </table:table-row>
      </table:table>
      <table:table table:name="work_2" table:style-name="ta1"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w-baskets_AW16.bin</text:p>
          </table:table-cell>
          <table:table-cell table:number-columns-repeated="3"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string" calcext:value-type="string">
            <text:p>aw-demolish_fist_AW14.bin</text:p>
          </table:table-cell>
          <table:table-cell table:number-columns-repeated="3"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string" calcext:value-type="string">
            <text:p>aw-dirty_pigskin_football_AW13.bin</text:p>
          </table:table-cell>
          <table:table-cell table:number-columns-repeated="3"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string" calcext:value-type="string">
            <text:p>aw-dolphin_blue_AW00.bin</text:p>
          </table:table-cell>
          <table:table-cell table:number-columns-repeated="3"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string" calcext:value-type="string">
            <text:p>aw-faster_than_speed_AW10.bin</text:p>
          </table:table-cell>
          <table:table-cell table:number-columns-repeated="3"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string" calcext:value-type="string">
            <text:p>aw-force_five_proto-AW00.bin</text:p>
          </table:table-cell>
          <table:table-cell table:number-columns-repeated="3"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string" calcext:value-type="string">
            <text:p>aw-guilty_gear_isuka_AW01.bin</text:p>
          </table:table-cell>
          <table:table-cell table:number-columns-repeated="3"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string" calcext:value-type="string">
            <text:p>aw-guilty_gear_x_ver15_AW20.bin</text:p>
          </table:table-cell>
          <table:table-cell table:number-columns-repeated="3"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string" calcext:value-type="string">
            <text:p>aw-hokuto_no_ken_AW15.bin</text:p>
          </table:table-cell>
          <table:table-cell table:number-columns-repeated="3"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string" calcext:value-type="string">
            <text:p>aw-kenju_proto-AW00.bin</text:p>
          </table:table-cell>
          <table:table-cell table:number-columns-repeated="3"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string" calcext:value-type="string">
            <text:p>aw-knights_of_valour_the_7_spirits_AW03.bin</text:p>
          </table:table-cell>
          <table:table-cell table:number-columns-repeated="3"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string" calcext:value-type="string">
            <text:p>aw-maximum_speed_AW09.bin</text:p>
          </table:table-cell>
          <table:table-cell table:number-columns-repeated="3"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string" calcext:value-type="string">
            <text:p>aw-metal_slug_6_AW08.bin</text:p>
          </table:table-cell>
          <table:table-cell table:number-columns-repeated="3"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string" calcext:value-type="string">
            <text:p>aw-neogeobattlecoliseum_AW04.bin</text:p>
          </table:table-cell>
          <table:table-cell table:number-columns-repeated="3"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string" calcext:value-type="string">
            <text:p>aw-salaryman_kintaro_netselect_AW07.bin</text:p>
          </table:table-cell>
          <table:table-cell table:number-columns-repeated="3"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string" calcext:value-type="string">
            <text:p>aw-samurai_spirits_6_AW06.bin</text:p>
          </table:table-cell>
          <table:table-cell table:number-columns-repeated="3"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string" calcext:value-type="string">
            <text:p>aw-sports_shooting_AW11.bin</text:p>
          </table:table-cell>
          <table:table-cell table:number-columns-repeated="3"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string" calcext:value-type="string">
            <text:p>aw-the_king_of_fighters_neo_wave_AW05.bin</text:p>
          </table:table-cell>
          <table:table-cell table:number-columns-repeated="3"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string" calcext:value-type="string">
            <text:p>aw-the_king_of_fighters_xi_AllFighters_AW02.bin</text:p>
          </table:table-cell>
          <table:table-cell table:number-columns-repeated="3"/>
          <table:table-cell office:value-type="string" calcext:value-type="string">
            <text:p>367dcd68adf8a5df4e18e38ab21417d9</text:p>
          </table:table-cell>
        </table:table-row>
        <table:table-row table:style-name="ro1">
          <table:table-cell office:value-type="string" calcext:value-type="string">
            <text:p>aw-the_king_of_fighters_xi_AW02.bin</text:p>
          </table:table-cell>
          <table:table-cell table:number-columns-repeated="3"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string" calcext:value-type="string">
            <text:p>aw-the_rumble_fish_2_AW19.bin</text:p>
          </table:table-cell>
          <table:table-cell table:number-columns-repeated="3"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string" calcext:value-type="string">
            <text:p>aw-the_rumble_fish_AW17.bin</text:p>
          </table:table-cell>
          <table:table-cell table:number-columns-repeated="3"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string" calcext:value-type="string">
            <text:p>aw-tore_tore_sushi_AW12.bin</text:p>
          </table:table-cell>
          <table:table-cell table:number-columns-repeated="3"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string" calcext:value-type="string">
            <text:p>aw-violent_metal_slug_6_AW08.bin</text:p>
          </table:table-cell>
          <table:table-cell table:number-columns-repeated="3"/>
          <table:table-cell office:value-type="string" calcext:value-type="string">
            <text:p>069a716e81d91704d0face45a94e88eb</text:p>
          </table:table-cell>
        </table:table-row>
        <table:table-row table:style-name="ro1">
          <table:table-cell office:value-type="string" calcext:value-type="string">
            <text:p>n1-18_wheeler_dx-[840-0023].bin</text:p>
          </table:table-cell>
          <table:table-cell table:number-columns-repeated="3"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string" calcext:value-type="string">
            <text:p>n1-18_wheeler_std-[840-0036].bin</text:p>
          </table:table-cell>
          <table:table-cell table:number-columns-repeated="3"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string" calcext:value-type="string">
            <text:p>n1-airline_pilots-[840-0005].bin</text:p>
          </table:table-cell>
          <table:table-cell table:number-columns-repeated="3"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string" calcext:value-type="string">
            <text:p>n1-akatsuki_bk_ausf_achse-[841-0058].bin</text:p>
          </table:table-cell>
          <table:table-cell table:number-columns-repeated="3"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string" calcext:value-type="string">
            <text:p>n1-alien_front-[840-0048].bin</text:p>
          </table:table-cell>
          <table:table-cell table:number-columns-repeated="3"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string" calcext:value-type="string">
            <text:p>n1-azumanga_daioh_puzzle_bobble-[GDL-0018].bin</text:p>
          </table:table-cell>
          <table:table-cell table:number-columns-repeated="3"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string" calcext:value-type="string">
            <text:p>n1-biohazard_code_veronica-[25709801].bin</text:p>
          </table:table-cell>
          <table:table-cell table:number-columns-repeated="3"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string" calcext:value-type="string">
            <text:p>n1-biohazard_code_veronica_no_comm_board-[25709801].bin</text:p>
          </table:table-cell>
          <table:table-cell table:number-columns-repeated="3"/>
          <table:table-cell office:value-type="string" calcext:value-type="string">
            <text:p>58536e653b866f0945aa10dfa5db1bfd</text:p>
          </table:table-cell>
        </table:table-row>
        <table:table-row table:style-name="ro1">
          <table:table-cell office:value-type="string" calcext:value-type="string">
            <text:p>n1-border_down-[GDL-0023].bin</text:p>
          </table:table-cell>
          <table:table-cell table:number-columns-repeated="3"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string" calcext:value-type="string">
            <text:p>n1-burning_casino_{moeru_casino}-[GDL-0013].bin</text:p>
          </table:table-cell>
          <table:table-cell table:number-columns-repeated="3"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string" calcext:value-type="string">
            <text:p>n1-cannon_spike-[841-0012].bin</text:p>
          </table:table-cell>
          <table:table-cell table:number-columns-repeated="3"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string" calcext:value-type="string">
            <text:p>n1-capcom_vs_snk_2_mark_of_the_millenium-[GDL-0008].bin</text:p>
          </table:table-cell>
          <table:table-cell table:number-columns-repeated="3"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string" calcext:value-type="string">
            <text:p>n1-capcom_vs_snk_2_millionaire_fighting_2001-[GDL-0007].bin</text:p>
          </table:table-cell>
          <table:table-cell table:number-columns-repeated="3"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string" calcext:value-type="string">
            <text:p>n1-capcom_vs_snk_millenium_fight_2000-[841-0011].bin</text:p>
          </table:table-cell>
          <table:table-cell table:number-columns-repeated="3"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string" calcext:value-type="string">
            <text:p>n1-capcom_vs_snk_millenium_fight_2000_pro-[GDL-0004].bin</text:p>
          </table:table-cell>
          <table:table-cell table:number-columns-repeated="3"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string" calcext:value-type="string">
            <text:p>n1-chaos_field-[GDL-0025].bin</text:p>
          </table:table-cell>
          <table:table-cell table:number-columns-repeated="3"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string" calcext:value-type="string">
            <text:p>n1-cleopatra_fortune_plus-[GDL-0012].bin</text:p>
          </table:table-cell>
          <table:table-cell table:number-columns-repeated="3"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string" calcext:value-type="string">
            <text:p>n1-confidential_mission-[GDS-0001].bin</text:p>
          </table:table-cell>
          <table:table-cell table:number-columns-repeated="3"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string" calcext:value-type="string">
            <text:p>n1-cosmic_smash-[840-0044].bin</text:p>
          </table:table-cell>
          <table:table-cell table:number-columns-repeated="3"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string" calcext:value-type="string">
            <text:p>n1-crackin_dj-[840-0043].bin</text:p>
          </table:table-cell>
          <table:table-cell table:number-columns-repeated="3"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string" calcext:value-type="string">
            <text:p>n1-crackin_dj_part_2-[840-0068].bin</text:p>
          </table:table-cell>
          <table:table-cell table:number-columns-repeated="3"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string" calcext:value-type="string">
            <text:p>n1-crazy_taxi-[840-0002].bin</text:p>
          </table:table-cell>
          <table:table-cell table:number-columns-repeated="3"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string" calcext:value-type="string">
            <text:p>n1-dead_or_alive_2-[841-0003].bin</text:p>
          </table:table-cell>
          <table:table-cell table:number-columns-repeated="3"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string" calcext:value-type="string">
            <text:p>n1-dead_or_alive_2_millenium-[841-0003].bin</text:p>
          </table:table-cell>
          <table:table-cell table:number-columns-repeated="3"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string" calcext:value-type="string">
            <text:p>n1-death_crimson_ox-[841-0016].bin</text:p>
          </table:table-cell>
          <table:table-cell table:number-columns-repeated="3"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string" calcext:value-type="string">
            <text:p>n1-derby_owners_club-[840-0016].bin</text:p>
          </table:table-cell>
          <table:table-cell table:number-columns-repeated="3"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string" calcext:value-type="string">
            <text:p>n1-derby_owners_club_2-[840-0083].bin</text:p>
          </table:table-cell>
          <table:table-cell table:number-columns-repeated="3"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string" calcext:value-type="string">
            <text:p>n1-derby_owners_club_world_rev.d-[840-0088].bin</text:p>
          </table:table-cell>
          <table:table-cell table:number-columns-repeated="3"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string" calcext:value-type="string">
            <text:p>n1-doki_doki_idol_star_seeker-[GDL-0005].bin</text:p>
          </table:table-cell>
          <table:table-cell table:number-columns-repeated="3"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string" calcext:value-type="string">
            <text:p>n1-dynamite_baseball-[840-0001].bin</text:p>
          </table:table-cell>
          <table:table-cell table:number-columns-repeated="3"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string" calcext:value-type="string">
            <text:p>n1-dynamite_deka_ex-[840-0175].bin</text:p>
          </table:table-cell>
          <table:table-cell table:number-columns-repeated="3"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string" calcext:value-type="string">
            <text:p>n1-exzeal_shooting_love_2007-[841-0057].bin</text:p>
          </table:table-cell>
          <table:table-cell table:number-columns-repeated="3"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string" calcext:value-type="string">
            <text:p>n1-giant_gram_2_all_japan_pro_wrestling-[840-0007].bin</text:p>
          </table:table-cell>
          <table:table-cell table:number-columns-repeated="3"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string" calcext:value-type="string">
            <text:p>n1-giant_gram_3_giant_gram_2000-[840-0039].bin</text:p>
          </table:table-cell>
          <table:table-cell table:number-columns-repeated="3"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string" calcext:value-type="string">
            <text:p>n1-gigawing_2-[841-0014].bin</text:p>
          </table:table-cell>
          <table:table-cell table:number-columns-repeated="3"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string" calcext:value-type="string">
            <text:p>n1-guilty_gear_x-[841-0013].bin</text:p>
          </table:table-cell>
          <table:table-cell table:number-columns-repeated="3"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string" calcext:value-type="string">
            <text:p>n1-guilty_gear_xx_accent_core-[GDL-0041].bin</text:p>
          </table:table-cell>
          <table:table-cell table:number-columns-repeated="3"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string" calcext:value-type="string">
            <text:p>n1-guilty_gear_xx_midnight_carnival-[GDL-0011].bin</text:p>
          </table:table-cell>
          <table:table-cell table:number-columns-repeated="3"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string" calcext:value-type="string">
            <text:p>n1-guilty_gear_xx_reload-[GDL-0019].bin</text:p>
          </table:table-cell>
          <table:table-cell table:number-columns-repeated="3"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string" calcext:value-type="string">
            <text:p>n1-guilty_gear_xx_slash-[GDL-0033].bin</text:p>
          </table:table-cell>
          <table:table-cell table:number-columns-repeated="3"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string" calcext:value-type="string">
            <text:p>n1-heavy_metal_geomatrix-[HMG016007].bin</text:p>
          </table:table-cell>
          <table:table-cell table:number-columns-repeated="3"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string" calcext:value-type="string">
            <text:p>n1-ikaruga_v3-[GDL-0010].bin</text:p>
          </table:table-cell>
          <table:table-cell table:number-columns-repeated="3"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string" calcext:value-type="string">
            <text:p>n1-illmatic_envelope-[841-0059].bin</text:p>
          </table:table-cell>
          <table:table-cell table:number-columns-repeated="3"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string" calcext:value-type="string">
            <text:p>n1-jambo!_safari-[840-0013].bin</text:p>
          </table:table-cell>
          <table:table-cell table:number-columns-repeated="3"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string" calcext:value-type="string">
            <text:p>n1-jingi_storm_the_arcade-[GDL-0037].bin</text:p>
          </table:table-cell>
          <table:table-cell table:number-columns-repeated="3"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string" calcext:value-type="string">
            <text:p>n1-karous_v3-[GDL-0040].bin</text:p>
          </table:table-cell>
          <table:table-cell table:number-columns-repeated="3"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string" calcext:value-type="string">
            <text:p>n1-kasei_channel_mars_tv-[840-0025].bin</text:p>
          </table:table-cell>
          <table:table-cell table:number-columns-repeated="3"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string" calcext:value-type="string">
            <text:p>n1-kuru_kuru_chameleon-[GDL-0034].bin</text:p>
          </table:table-cell>
          <table:table-cell table:number-columns-repeated="3"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string" calcext:value-type="string">
            <text:p>n1-la_keyboard_xyu-[GDS-0017].bin</text:p>
          </table:table-cell>
          <table:table-cell table:number-columns-repeated="3"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string" calcext:value-type="string">
            <text:p>n1-lupin_the_3rd_the_shooting-[GDS-0018].bin</text:p>
          </table:table-cell>
          <table:table-cell table:number-columns-repeated="3"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string" calcext:value-type="string">
            <text:p>n1-lupin_the_3rd_the_typing-[GDS-0021].bin</text:p>
          </table:table-cell>
          <table:table-cell table:number-columns-repeated="3"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string" calcext:value-type="string">
            <text:p>n1-mamoru-kun-wa-norowarete-shimatta!-[841-0060].bin</text:p>
          </table:table-cell>
          <table:table-cell table:number-columns-repeated="3"/>
          <table:table-cell office:value-type="string" calcext:value-type="string">
            <text:p>6ca8bc028b225ff43256985269363906</text:p>
          </table:table-cell>
        </table:table-row>
        <table:table-row table:style-name="ro1">
          <table:table-cell office:value-type="string" calcext:value-type="string">
            <text:p>n1-marvel_vs_capcom_2-[841-0007].bin</text:p>
          </table:table-cell>
          <table:table-cell table:number-columns-repeated="3"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string" calcext:value-type="string">
            <text:p>n1-marvel_vs_capcom_2_all_unlock-[841-0007].bin</text:p>
          </table:table-cell>
          <table:table-cell table:number-columns-repeated="3"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string" calcext:value-type="string">
            <text:p>n1-melty_blood_act_cadenza_rev.b-[GDL-0039].bin</text:p>
          </table:table-cell>
          <table:table-cell table:number-columns-repeated="3"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string" calcext:value-type="string">
            <text:p>n1-melty_blood_act_cadenza_rev.b2-[GDL-0039A].bin</text:p>
          </table:table-cell>
          <table:table-cell table:number-columns-repeated="3"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string" calcext:value-type="string">
            <text:p>n1-melty_blood_act_cadenza_rev_a-[GDL-0028C].bin</text:p>
          </table:table-cell>
          <table:table-cell table:number-columns-repeated="3"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string" calcext:value-type="string">
            <text:p>n1-melty_blood_actress_again-[841-0061].bin</text:p>
          </table:table-cell>
          <table:table-cell table:number-columns-repeated="3"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string" calcext:value-type="string">
            <text:p>n1-mobile_suit_gundam_federation_vs_zeon-[GDL-0001].bin</text:p>
          </table:table-cell>
          <table:table-cell table:number-columns-repeated="3"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string" calcext:value-type="string">
            <text:p>n1-mobile_suit_gundam_federation_vs_zeon_dx-[GDL-0006].bin</text:p>
          </table:table-cell>
          <table:table-cell table:number-columns-repeated="3"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string" calcext:value-type="string">
            <text:p>n1-monkey_ball-[GDS-0008].bin</text:p>
          </table:table-cell>
          <table:table-cell table:number-columns-repeated="3"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string" calcext:value-type="string">
            <text:p>n1-musapeys_choco_marker-[GDL-0014].bin</text:p>
          </table:table-cell>
          <table:table-cell table:number-columns-repeated="3"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string" calcext:value-type="string">
            <text:p>n1-ninja_assault-[25469801_NJA3_Ver.A].bin</text:p>
          </table:table-cell>
          <table:table-cell table:number-columns-repeated="3"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string" calcext:value-type="string">
            <text:p>n1-noukone_puzzle_takoron-[GDL-0042].bin</text:p>
          </table:table-cell>
          <table:table-cell table:number-columns-repeated="3"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string" calcext:value-type="string">
            <text:p>n1-outtrigger-[840-0017].bin</text:p>
          </table:table-cell>
          <table:table-cell table:number-columns-repeated="3"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string" calcext:value-type="string">
            <text:p>n1-power_stone-[841-0001].bin</text:p>
          </table:table-cell>
          <table:table-cell table:number-columns-repeated="3"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string" calcext:value-type="string">
            <text:p>n1-power_stone_2-[841-0008].bin</text:p>
          </table:table-cell>
          <table:table-cell table:number-columns-repeated="3"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string" calcext:value-type="string">
            <text:p>n1-psyvariar2-[GDL-0024].bin</text:p>
          </table:table-cell>
          <table:table-cell table:number-columns-repeated="3"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string" calcext:value-type="string">
            <text:p>n1-puyo_pop_fever-[GDS-0034].bin</text:p>
          </table:table-cell>
          <table:table-cell table:number-columns-repeated="3"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string" calcext:value-type="string">
            <text:p>n1-puyo_puyo_da-[841-0006].bin</text:p>
          </table:table-cell>
          <table:table-cell table:number-columns-repeated="3"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string" calcext:value-type="string">
            <text:p>n1-puyo_puyo_fever-[GDS-0031].bin</text:p>
          </table:table-cell>
          <table:table-cell table:number-columns-repeated="3"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string" calcext:value-type="string">
            <text:p>n1-quiz_ah_megamisama!-[840-0030].bin</text:p>
          </table:table-cell>
          <table:table-cell table:number-columns-repeated="3"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string" calcext:value-type="string">
            <text:p>n1-quiz_keitai_q_mode-[GDL-0017].bin</text:p>
          </table:table-cell>
          <table:table-cell table:number-columns-repeated="3"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string" calcext:value-type="string">
            <text:p>n1-radirgy-[GDL-0032].bin</text:p>
          </table:table-cell>
          <table:table-cell table:number-columns-repeated="3"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string" calcext:value-type="string">
            <text:p>n1-radirgy_noa-[841-0062].bin</text:p>
          </table:table-cell>
          <table:table-cell table:number-columns-repeated="3"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string" calcext:value-type="string">
            <text:p>n1-rival_schools_2_{project_justice}-[841-0015].bin</text:p>
          </table:table-cell>
          <table:table-cell table:number-columns-repeated="3"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string" calcext:value-type="string">
            <text:p>n1-rival_schools_2_{project_justice}_unlocked-[841-0015].bin</text:p>
          </table:table-cell>
          <table:table-cell table:number-columns-repeated="3"/>
          <table:table-cell office:value-type="string" calcext:value-type="string">
            <text:p>1c5c2a29604f8006b9f2100a7b99a016</text:p>
          </table:table-cell>
        </table:table-row>
        <table:table-row table:style-name="ro1">
          <table:table-cell office:value-type="string" calcext:value-type="string">
            <text:p>n1-rythm_tengoku-[840-0177].bin</text:p>
          </table:table-cell>
          <table:table-cell table:number-columns-repeated="3"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string" calcext:value-type="string">
            <text:p>n1-samba_de_amigo-[840-0020].bin</text:p>
          </table:table-cell>
          <table:table-cell table:number-columns-repeated="3"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string" calcext:value-type="string">
            <text:p>n1-sega_marine_fishing-[840-0027].bin</text:p>
          </table:table-cell>
          <table:table-cell table:number-columns-repeated="3"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string" calcext:value-type="string">
            <text:p>n1-sega_srike_fighter-[840-0035].bin</text:p>
          </table:table-cell>
          <table:table-cell table:number-columns-repeated="3"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string" calcext:value-type="string">
            <text:p>n1-sega_tetris-[840-0018].bin</text:p>
          </table:table-cell>
          <table:table-cell table:number-columns-repeated="3"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string" calcext:value-type="string">
            <text:p>n1-senko_no_ronde-[GDL-0030].bin</text:p>
          </table:table-cell>
          <table:table-cell table:number-columns-repeated="3"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string" calcext:value-type="string">
            <text:p>n1-senko_no_ronde_sp-[GDL-0038].bin</text:p>
          </table:table-cell>
          <table:table-cell table:number-columns-repeated="3"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string" calcext:value-type="string">
            <text:p>n1-shakatto_tambourine_cho_powerup_chu_2001-[GDS-0016].bin</text:p>
          </table:table-cell>
          <table:table-cell table:number-columns-repeated="3"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string" calcext:value-type="string">
            <text:p>n1-shakatto_tambourine_motto_norinori_shinkyoku_tsuika_2001-[GDS-0013}.bin</text:p>
          </table:table-cell>
          <table:table-cell table:number-columns-repeated="3"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string" calcext:value-type="string">
            <text:p>n1-shakatto_tambourine_rev.b-[GDS-0002].bin</text:p>
          </table:table-cell>
          <table:table-cell table:number-columns-repeated="3"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string" calcext:value-type="string">
            <text:p>n1-shikigami_no_shiro_2-[GDL-0021].bin</text:p>
          </table:table-cell>
          <table:table-cell table:number-columns-repeated="3"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string" calcext:value-type="string">
            <text:p>n1-shootout_pool-[840-0095].bin</text:p>
          </table:table-cell>
          <table:table-cell table:number-columns-repeated="3"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string" calcext:value-type="string">
            <text:p>n1-slashout-[GDS-0004].bin</text:p>
          </table:table-cell>
          <table:table-cell table:number-columns-repeated="3"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string" calcext:value-type="string">
            <text:p>n1-spawn_in_the_demons_hand-[841-0005].bin</text:p>
          </table:table-cell>
          <table:table-cell table:number-columns-repeated="3"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string" calcext:value-type="string">
            <text:p>n1-spikers_battle-[GDS-0005].bin</text:p>
          </table:table-cell>
          <table:table-cell table:number-columns-repeated="3"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string" calcext:value-type="string">
            <text:p>n1-sports_jam-[GDS-0003].bin</text:p>
          </table:table-cell>
          <table:table-cell table:number-columns-repeated="3"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string" calcext:value-type="string">
            <text:p>n1-street_fighter_zero_3_upper-[GDL-0002].bin</text:p>
          </table:table-cell>
          <table:table-cell table:number-columns-repeated="3"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string" calcext:value-type="string">
            <text:p>n1-super_shanghai_2005_ver_a-[GDL-0031].bin</text:p>
          </table:table-cell>
          <table:table-cell table:number-columns-repeated="3"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string" calcext:value-type="string">
            <text:p>n1-tetris_kiwamemichi-[GDL-0020].bin</text:p>
          </table:table-cell>
          <table:table-cell table:number-columns-repeated="3"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string" calcext:value-type="string">
            <text:p>n1-the_house_of_the_dead_2-[834-13636].bin</text:p>
          </table:table-cell>
          <table:table-cell table:number-columns-repeated="3"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string" calcext:value-type="string">
            <text:p>n1-the_maze_of_the_kings-[GDS-0022].bin</text:p>
          </table:table-cell>
          <table:table-cell table:number-columns-repeated="3"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string" calcext:value-type="string">
            <text:p>n1-the_typing_of_the_dead-[840-0026].bin</text:p>
          </table:table-cell>
          <table:table-cell table:number-columns-repeated="3"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string" calcext:value-type="string">
            <text:p>n1-tokyo_bus_tour-[840-0045].bin</text:p>
          </table:table-cell>
          <table:table-cell table:number-columns-repeated="3"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string" calcext:value-type="string">
            <text:p>n1-toy_fighter_{waffupu}-[840-0011].bin</text:p>
          </table:table-cell>
          <table:table-cell table:number-columns-repeated="3"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string" calcext:value-type="string">
            <text:p>n1-trigger-heart_exelica-[GDL-0036].bin</text:p>
          </table:table-cell>
          <table:table-cell table:number-columns-repeated="3"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string" calcext:value-type="string">
            <text:p>n1-trizeal-[GDL-0026].bin</text:p>
          </table:table-cell>
          <table:table-cell table:number-columns-repeated="3"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string" calcext:value-type="string">
            <text:p>n1-under_defeat-[GDL-0035].bin</text:p>
          </table:table-cell>
          <table:table-cell table:number-columns-repeated="3"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string" calcext:value-type="string">
            <text:p>n1-usagui_yamashiro_mahjong_hen-[GDL-0022].bin</text:p>
          </table:table-cell>
          <table:table-cell table:number-columns-repeated="3"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string" calcext:value-type="string">
            <text:p>n1-virtua_athletics_{virtua_athlete}-GDS-0019.bin</text:p>
          </table:table-cell>
          <table:table-cell table:number-columns-repeated="3"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string" calcext:value-type="string">
            <text:p>n1-virtua_golf_{dynamic_golf}-[GDS-0009].bin</text:p>
          </table:table-cell>
          <table:table-cell table:number-columns-repeated="3"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string" calcext:value-type="string">
            <text:p>n1-virtua_nba-[0840-0021C-01].bin</text:p>
          </table:table-cell>
          <table:table-cell table:number-columns-repeated="3"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string" calcext:value-type="string">
            <text:p>n1-virtua_striker_2_ver.2000-[840-0010].bin</text:p>
          </table:table-cell>
          <table:table-cell table:number-columns-repeated="3"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string" calcext:value-type="string">
            <text:p>n1-virtua_tennis_2_{power_smash_2}-[GDS-0015].bin</text:p>
          </table:table-cell>
          <table:table-cell table:number-columns-repeated="3"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string" calcext:value-type="string">
            <text:p>n1-virtua_tennis_{power_smash}-[GDS-0011].bin</text:p>
          </table:table-cell>
          <table:table-cell table:number-columns-repeated="3"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string" calcext:value-type="string">
            <text:p>n1-virtual_on_oratorio_tangramvonot-[840-0028].bin</text:p>
          </table:table-cell>
          <table:table-cell table:number-columns-repeated="3"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string" calcext:value-type="string">
            <text:p>n1-wave_runner_gp-[840-0064].bin</text:p>
          </table:table-cell>
          <table:table-cell table:number-columns-repeated="3"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string" calcext:value-type="string">
            <text:p>n1-world_series_baseball-[GDS-0010].bin</text:p>
          </table:table-cell>
          <table:table-cell table:number-columns-repeated="3"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string" calcext:value-type="string">
            <text:p>n1-wwf_royal_rumble-[840-0040].bin</text:p>
          </table:table-cell>
          <table:table-cell table:number-columns-repeated="3"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string" calcext:value-type="string">
            <text:p>n1-zero_gunner_2-[841-0020].bin</text:p>
          </table:table-cell>
          <table:table-cell table:number-columns-repeated="3"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string" calcext:value-type="string">
            <text:p>n1-zombie_revenge-[840-0003].bin</text:p>
          </table:table-cell>
          <table:table-cell table:number-columns-repeated="3"/>
          <table:table-cell office:value-type="string" calcext:value-type="string">
            <text:p>746314359647ddeec7e3927dedf28a80</text:p>
          </table:table-cell>
        </table:table-row>
        <table:table-row table:style-name="ro1">
          <table:table-cell office:value-type="string" calcext:value-type="string">
            <text:p>n2-beach_spikers-[GDS-0014].bin</text:p>
          </table:table-cell>
          <table:table-cell table:number-columns-repeated="3"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string" calcext:value-type="string">
            <text:p>n2-club_kart_european_session-[840-0062].bin</text:p>
          </table:table-cell>
          <table:table-cell table:number-columns-repeated="3"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string" calcext:value-type="string">
            <text:p>n2-initial_d_2_export-[GDS-0027].bin</text:p>
          </table:table-cell>
          <table:table-cell table:number-columns-repeated="3"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string" calcext:value-type="string">
            <text:p>n2-initial_d_2_japan_rev.b-[GDS-0026B].bin</text:p>
          </table:table-cell>
          <table:table-cell table:number-columns-repeated="3"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string" calcext:value-type="string">
            <text:p>n2-initial_d_3_export-[GDS-0033].bin</text:p>
          </table:table-cell>
          <table:table-cell table:number-columns-repeated="3"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string" calcext:value-type="string">
            <text:p>n2-initial_d_3_japan_rev.c-[GDS-0032C].bin</text:p>
          </table:table-cell>
          <table:table-cell table:number-columns-repeated="3"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string" calcext:value-type="string">
            <text:p>n2-initial_d_export_rev.a-[GDS-0025A].bin</text:p>
          </table:table-cell>
          <table:table-cell table:number-columns-repeated="3"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string" calcext:value-type="string">
            <text:p>n2-initial_d_japan_rev.b-[GDS-0020B].bin</text:p>
          </table:table-cell>
          <table:table-cell table:number-columns-repeated="3"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string" calcext:value-type="string">
            <text:p>n2-the_king_of_route66-[840-0087].bin</text:p>
          </table:table-cell>
          <table:table-cell table:number-columns-repeated="3"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string" calcext:value-type="string">
            <text:p>n2-virtua_fighter_4_evolution_ver.b-[GDS-0024B].bin</text:p>
          </table:table-cell>
          <table:table-cell table:number-columns-repeated="3"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string" calcext:value-type="string">
            <text:p>n2-virtua_fighter_4_final_tuned_ver.b-[GDS-0036F].bin</text:p>
          </table:table-cell>
          <table:table-cell table:number-columns-repeated="3"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string" calcext:value-type="string">
            <text:p>n2-virtua_fighter_4_ver.b-[GDS-0012C].bin</text:p>
          </table:table-cell>
          <table:table-cell table:number-columns-repeated="3"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string" calcext:value-type="string">
            <text:p>n2-virtua_striker_3-[GDS-0006].bin</text:p>
          </table:table-cell>
          <table:table-cell table:number-columns-repeated="3"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string" calcext:value-type="string">
            <text:p>n2-wild_riders-[840-0046].bin</text:p>
          </table:table-cell>
          <table:table-cell table:number-columns-repeated="3"/>
          <table:table-cell office:value-type="string" calcext:value-type="string">
            <text:p>cbf56882bcacf9f688e32c0883fe5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6:13:00.723171201</meta:creation-date>
    <dc:date>2022-11-08T18:02:04.927105873</dc:date>
    <meta:editing-duration>PT13H12M8S</meta:editing-duration>
    <meta:editing-cycles>77</meta:editing-cycles>
    <meta:generator>LibreOffice/7.3.7.2$Linux_X86_64 LibreOffice_project/30$Build-2</meta:generator>
    <meta:document-statistic meta:table-count="8" meta:cell-count="3055" meta:object-count="0"/>
  </office:meta>
</office:document-meta>
</file>